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48pt" style:font-size-asian="48pt" style:font-size-complex="48pt" fo:font-weight="bold" style:font-weight-asian="bold" style:font-weight-complex="bold"/>
    </style:style>
    <style:style style:name="T2_2" style:family="text">
      <style:text-properties fo:font-size="48pt" style:font-size-asian="48pt" style:font-size-complex="48pt" fo:font-weight="bold" style:font-weight-asian="bold" style:font-weight-complex="bold"/>
    </style:style>
    <style:style style:name="T2_3" style:family="text">
      <style:text-properties fo:font-size="48pt" style:font-size-asian="48pt" style:font-size-complex="48pt" fo:font-weight="bold" style:font-weight-asian="bold" style:font-weight-complex="bold"/>
    </style:style>
    <style:style style:name="T2_4" style:family="text">
      <style:text-properties fo:font-size="48pt" style:font-size-asian="48pt" style:font-size-complex="48pt" fo:font-weight="bold" style:font-weight-asian="bold" style:font-weight-complex="bold"/>
    </style:style>
    <style:style style:name="T2_5" style:family="text">
      <style:text-properties fo:font-size="48pt" style:font-size-asian="48pt" style:font-size-complex="4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48pt" style:font-size-asian="48pt" style:font-size-complex="4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48pt" style:font-size-asian="48pt" style:font-size-complex="4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ize="24pt" style:font-size-asian="24pt" style:font-size-complex="24pt"/>
    </style:style>
    <style:style style:name="T5_2" style:family="text">
      <style:text-properties fo:font-size="24pt" style:font-size-asian="24pt" style:font-size-complex="24pt"/>
    </style:style>
    <style:style style:name="T5_3" style:family="text">
      <style:text-properties fo:font-size="24pt" style:font-size-asian="24pt" style:font-size-complex="24pt"/>
    </style:style>
    <style:style style:name="T5_4" style:family="text">
      <style:text-properties fo:font-size="24pt" style:font-size-asian="24pt" style:font-size-complex="24pt"/>
    </style:style>
    <style:style style:name="T5_5" style:family="text">
      <style:text-properties fo:font-size="24pt" style:font-size-asian="24pt" style:font-size-complex="24pt"/>
    </style:style>
    <style:style style:name="P6" style:family="paragraph" style:parent-style-name="Standard">
      <style:paragraph-properties fo:break-before="auto" fo:line-height="115%" style:writing-mode="lr-tb"/>
      <style:text-properties fo:font-size="48pt" style:font-size-asian="48pt" style:font-size-complex="4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T16_4" style:family="text">
      <style:text-properties fo:font-size="14pt" style:font-size-asian="14pt" style:font-size-complex="14pt" fo:font-weight="bold" style:font-weight-asian="bold" style:font-weight-complex="bold"/>
    </style:style>
    <style:style style:name="T16_5" style:family="text">
      <style:text-properties fo:font-size="14pt" style:font-size-asian="14pt" style:font-size-complex="14pt" fo:font-weight="bold" style:font-weight-asian="bold" style:font-weight-complex="bold"/>
    </style:style>
    <style:style style:name="T16_6" style:family="text">
      <style:text-properties fo:font-size="14pt" style:font-size-asian="14pt" style:font-size-complex="14pt" fo:font-weight="bold" style:font-weight-asian="bold" style:font-weight-complex="bold"/>
    </style:style>
    <style:style style:name="T16_7" style:family="text">
      <style:text-properties fo:font-size="14pt" style:font-size-asian="14pt" style:font-size-complex="14pt" fo:font-weight="bold" style:font-weight-asian="bold" style:font-weight-complex="bold"/>
    </style:style>
    <style:style style:name="T16_8" style:family="text">
      <style:text-properties fo:font-size="14pt" style:font-size-asian="14pt" style:font-size-complex="14pt" fo:font-weight="bold" style:font-weight-asian="bold" style:font-weight-complex="bold"/>
    </style:style>
    <style:style style:name="T16_9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8pt" style:font-size-asian="18pt" style:font-size-complex="18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8pt" style:font-size-asian="18pt" style:font-size-complex="18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font-size="14pt" style:font-size-asian="14pt" style:font-size-complex="14pt"/>
    </style:style>
    <style:style style:name="T34_2" style:family="text">
      <style:text-properties fo:font-size="14pt" style:font-size-asian="14pt" style:font-size-complex="14pt"/>
    </style:style>
    <style:style style:name="T34_3" style:family="text">
      <style:text-properties fo:font-size="14pt" style:font-size-asian="14pt" style:font-size-complex="14pt"/>
    </style:style>
    <style:style style:name="T34_4" style:family="text">
      <style:text-properties fo:font-size="14pt" style:font-size-asian="14pt" style:font-size-complex="14pt"/>
    </style:style>
    <style:style style:name="T34_5" style:family="text">
      <style:text-properties fo:font-size="14pt" style:font-size-asian="14pt" style:font-size-complex="14pt"/>
    </style:style>
    <style:style style:name="T34_6" style:family="text">
      <style:text-properties fo:font-size="14pt" style:font-size-asian="14pt" style:font-size-complex="14pt"/>
    </style:style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P39" style:family="paragraph" style:parent-style-name="Standard">
      <style:paragraph-properties fo:break-before="auto" fo:text-indent="1.27cm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P40" style:family="paragraph" style:parent-style-name="Standard">
      <style:paragraph-properties fo:break-before="auto" fo:text-indent="1.27cm" fo:line-height="115%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text-indent="1.27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text-indent="1.27cm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break-before="auto" fo:text-indent="1.27cm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4pt" style:font-size-asian="14pt" style:font-size-complex="14pt"/>
    </style:style>
    <style:style style:name="P4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8pt" style:font-size-asian="18pt" style:font-size-complex="18pt" fo:font-weight="bold" style:font-weight-asian="bold" style:font-weight-complex="bold"/>
    </style:style>
    <style:style style:name="T47_2" style:family="text">
      <style:text-properties fo:font-size="18pt" style:font-size-asian="18pt" style:font-size-complex="18pt" fo:font-weight="bold" style:font-weight-asian="bold" style:font-weight-complex="bold"/>
    </style:style>
    <style:style style:name="T47_3" style:family="text">
      <style:text-properties fo:font-size="18pt" style:font-size-asian="18pt" style:font-size-complex="18pt" fo:font-weight="bold" style:font-weight-asian="bold" style:font-weight-complex="bold"/>
    </style:style>
    <style:style style:name="T47_4" style:family="text">
      <style:text-properties fo:font-size="18pt" style:font-size-asian="18pt" style:font-size-complex="18pt" fo:font-weight="bold" style:font-weight-asian="bold" style:font-weight-complex="bold"/>
    </style:style>
    <style:style style:name="T47_5" style:family="text">
      <style:text-properties fo:font-size="18pt" style:font-size-asian="18pt" style:font-size-complex="18pt" fo:font-weight="bold" style:font-weight-asian="bold" style:font-weight-complex="bold"/>
    </style:style>
    <style:style style:name="T47_6" style:family="text">
      <style:text-properties fo:font-size="18pt" style:font-size-asian="18pt" style:font-size-complex="18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4pt" style:font-size-asian="14pt" style:font-size-complex="14pt" fo:font-weight="bold" style:font-weight-asian="bold" style:font-weight-complex="bold"/>
    </style:style>
    <style:style style:name="T48_2" style:family="text">
      <style:text-properties fo:font-size="14pt" style:font-size-asian="14pt" style:font-size-complex="14pt" fo:font-weight="bold" style:font-weight-asian="bold" style:font-weight-complex="bold"/>
    </style:style>
    <style:style style:name="T48_3" style:family="text">
      <style:text-properties fo:font-size="14pt" style:font-size-asian="14pt" style:font-size-complex="14pt" fo:font-weight="bold" style:font-weight-asian="bold" style:font-weight-complex="bold"/>
    </style:style>
    <style:style style:name="T48_4" style:family="text">
      <style:text-properties fo:font-size="14pt" style:font-size-asian="14pt" style:font-size-complex="14pt" fo:font-weight="bold" style:font-weight-asian="bold" style:font-weight-complex="bold"/>
    </style:style>
    <style:style style:name="T48_5" style:family="text">
      <style:text-properties fo:font-size="14pt" style:font-size-asian="14pt" style:font-size-complex="14pt" fo:font-weight="bold" style:font-weight-asian="bold" style:font-weight-complex="bold"/>
    </style:style>
    <style:style style:name="T48_6" style:family="text">
      <style:text-properties fo:font-size="14pt" style:font-size-asian="14pt" style:font-size-complex="14pt" fo:font-weight="bold" style:font-weight-asian="bold" style:font-weight-complex="bold"/>
    </style:style>
    <style:style style:name="T48_7" style:family="text">
      <style:text-properties fo:font-size="14pt" style:font-size-asian="14pt" style:font-size-complex="14pt" fo:font-weight="bold" style:font-weight-asian="bold" style:font-weight-complex="bold"/>
    </style:style>
    <style:style style:name="T48_8" style:family="text">
      <style:text-properties fo:font-size="14pt" style:font-size-asian="14pt" style:font-size-complex="14pt" fo:font-weight="bold" style:font-weight-asian="bold" style:font-weight-complex="bold"/>
    </style:style>
    <style:style style:name="T48_9" style:family="text">
      <style:text-properties fo:font-size="14pt" style:font-size-asian="14pt" style:font-size-complex="14pt" fo:font-weight="bold" style:font-weight-asian="bold" style:font-weight-complex="bold"/>
    </style:style>
    <style:style style:name="T48_10" style:family="text"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4pt" style:font-size-asian="14pt" style:font-size-complex="14pt" fo:font-weight="bold" style:font-weight-asian="bold" style:font-weight-complex="bold"/>
    </style:style>
    <style:style style:name="T66_2" style:family="text">
      <style:text-properties fo:font-size="14pt" style:font-size-asian="14pt" style:font-size-complex="14pt" fo:font-weight="bold" style:font-weight-asian="bold" style:font-weight-complex="bold"/>
    </style:style>
    <style:style style:name="T66_3" style:family="text">
      <style:text-properties fo:font-size="14pt" style:font-size-asian="14pt" style:font-size-complex="14pt" fo:font-weight="bold" style:font-weight-asian="bold" style:font-weight-complex="bold"/>
    </style:style>
    <style:style style:name="T66_4" style:family="text"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4pt" style:font-size-asian="14pt" style:font-size-complex="14pt" fo:font-weight="bold" style:font-weight-asian="bold" style:font-weight-complex="bold"/>
    </style:style>
    <style:style style:name="T70_2" style:family="text">
      <style:text-properties fo:font-size="14pt" style:font-size-asian="14pt" style:font-size-complex="14pt" fo:font-weight="bold" style:font-weight-asian="bold" style:font-weight-complex="bold"/>
    </style:style>
    <style:style style:name="T70_3" style:family="text">
      <style:text-properties fo:font-size="14pt" style:font-size-asian="14pt" style:font-size-complex="14pt" fo:font-weight="bold" style:font-weight-asian="bold" style:font-weight-complex="bold"/>
    </style:style>
    <style:style style:name="T70_4" style:family="text">
      <style:text-properties fo:font-size="14pt" style:font-size-asian="14pt" style:font-size-complex="14pt" fo:font-weight="bold" style:font-weight-asian="bold" style:font-weight-complex="bold"/>
    </style:style>
    <style:style style:name="T70_5" style:family="text">
      <style:text-properties fo:font-size="14pt" style:font-size-asian="14pt" style:font-size-complex="14pt" fo:font-weight="bold" style:font-weight-asian="bold" style:font-weight-complex="bold"/>
    </style:style>
    <style:style style:name="T70_6" style:family="text">
      <style:text-properties fo:font-size="14pt" style:font-size-asian="14pt" style:font-size-complex="14pt" fo:font-weight="bold" style:font-weight-asian="bold" style:font-weight-complex="bold"/>
    </style:style>
    <style:style style:name="T70_7" style:family="text">
      <style:text-properties fo:font-size="14pt" style:font-size-asian="14pt" style:font-size-complex="14pt" fo:font-weight="bold" style:font-weight-asian="bold" style:font-weight-complex="bold"/>
    </style:style>
    <style:style style:name="T70_8" style:family="text">
      <style:text-properties fo:font-size="14pt" style:font-size-asian="14pt" style:font-size-complex="14pt" fo:font-weight="bold" style:font-weight-asian="bold" style:font-weight-complex="bold"/>
    </style:style>
    <style:style style:name="T70_9" style:family="text">
      <style:text-properties fo:font-size="14pt" style:font-size-asian="14pt" style:font-size-complex="14pt" fo:font-weight="bold" style:font-weight-asian="bold" style:font-weight-complex="bold"/>
    </style:style>
    <style:style style:name="T70_10" style:family="text">
      <style:text-properties fo:font-size="14pt" style:font-size-asian="14pt" style:font-size-complex="14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4pt" style:font-size-asian="14pt" style:font-size-complex="14pt" fo:font-weight="bold" style:font-weight-asian="bold" style:font-weight-complex="bold"/>
    </style:style>
    <style:style style:name="T76_2" style:family="text">
      <style:text-properties fo:font-size="14pt" style:font-size-asian="14pt" style:font-size-complex="14pt" fo:font-weight="bold" style:font-weight-asian="bold" style:font-weight-complex="bold"/>
    </style:style>
    <style:style style:name="T76_3" style:family="text">
      <style:text-properties fo:font-size="14pt" style:font-size-asian="14pt" style:font-size-complex="14pt" fo:font-weight="bold" style:font-weight-asian="bold" style:font-weight-complex="bold"/>
    </style:style>
    <style:style style:name="T76_4" style:family="text">
      <style:text-properties fo:font-size="14pt" style:font-size-asian="14pt" style:font-size-complex="14pt" fo:font-weight="bold" style:font-weight-asian="bold" style:font-weight-complex="bold"/>
    </style:style>
    <style:style style:name="T76_5" style:family="text"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4pt" style:font-size-asian="14pt" style:font-size-complex="14pt" fo:font-weight="bold" style:font-weight-asian="bold" style:font-weight-complex="bold"/>
    </style:style>
    <style:style style:name="T84_2" style:family="text">
      <style:text-properties fo:font-size="14pt" style:font-size-asian="14pt" style:font-size-complex="14pt" fo:font-weight="bold" style:font-weight-asian="bold" style:font-weight-complex="bold"/>
    </style:style>
    <style:style style:name="T84_3" style:family="text">
      <style:text-properties fo:font-size="14pt" style:font-size-asian="14pt" style:font-size-complex="14pt" fo:font-weight="bold" style:font-weight-asian="bold" style:font-weight-complex="bold"/>
    </style:style>
    <style:style style:name="T84_4" style:family="text">
      <style:text-properties fo:font-size="14pt" style:font-size-asian="14pt" style:font-size-complex="14pt" fo:font-weight="bold" style:font-weight-asian="bold" style:font-weight-complex="bold"/>
    </style:style>
    <style:style style:name="T84_5" style:family="text">
      <style:text-properties fo:font-size="14pt" style:font-size-asian="14pt" style:font-size-complex="14pt" fo:font-weight="bold" style:font-weight-asian="bold" style:font-weight-complex="bold"/>
    </style:style>
    <style:style style:name="T84_6" style:family="text">
      <style:text-properties fo:font-size="14pt" style:font-size-asian="14pt" style:font-size-complex="14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4pt" style:font-size-asian="14pt" style:font-size-complex="14pt" fo:font-weight="bold" style:font-weight-asian="bold" style:font-weight-complex="bold"/>
    </style:style>
    <style:style style:name="T88_2" style:family="text">
      <style:text-properties fo:font-size="14pt" style:font-size-asian="14pt" style:font-size-complex="14pt" fo:font-weight="bold" style:font-weight-asian="bold" style:font-weight-complex="bold"/>
    </style:style>
    <style:style style:name="T88_3" style:family="text">
      <style:text-properties fo:font-size="14pt" style:font-size-asian="14pt" style:font-size-complex="14pt" fo:font-weight="bold" style:font-weight-asian="bold" style:font-weight-complex="bold"/>
    </style:style>
    <style:style style:name="T88_4" style:family="text">
      <style:text-properties fo:font-size="14pt" style:font-size-asian="14pt" style:font-size-complex="14pt" fo:font-weight="bold" style:font-weight-asian="bold" style:font-weight-complex="bold"/>
    </style:style>
    <style:style style:name="T88_5" style:family="text">
      <style:text-properties fo:font-size="14pt" style:font-size-asian="14pt" style:font-size-complex="14pt" fo:font-weight="bold" style:font-weight-asian="bold" style:font-weight-complex="bold"/>
    </style:style>
    <style:style style:name="T88_6" style:family="text">
      <style:text-properties fo:font-size="14pt" style:font-size-asian="14pt" style:font-size-complex="14pt" fo:font-weight="bold" style:font-weight-asian="bold" style:font-weight-complex="bold"/>
    </style:style>
    <style:style style:name="T88_7" style:family="text">
      <style:text-properties fo:font-size="14pt" style:font-size-asian="14pt" style:font-size-complex="14pt" fo:font-weight="bold" style:font-weight-asian="bold" style:font-weight-complex="bold"/>
    </style:style>
    <style:style style:name="T88_8" style:family="text">
      <style:text-properties fo:font-size="14pt" style:font-size-asian="14pt" style:font-size-complex="14pt" fo:font-weight="bold" style:font-weight-asian="bold" style:font-weight-complex="bold"/>
    </style:style>
    <style:style style:name="T88_9" style:family="text">
      <style:text-properties fo:font-size="14pt" style:font-size-asian="14pt" style:font-size-complex="14pt" fo:font-weight="bold" style:font-weight-asian="bold" style:font-weight-complex="bold"/>
    </style:style>
    <style:style style:name="T88_10" style:family="text">
      <style:text-properties fo:font-size="14pt" style:font-size-asian="14pt" style:font-size-complex="14pt" fo:font-weight="bold" style:font-weight-asian="bold" style:font-weight-complex="bold"/>
    </style:style>
    <style:style style:name="T88_11" style:family="text">
      <style:text-properties fo:font-size="14pt" style:font-size-asian="14pt" style:font-size-complex="14pt" fo:font-weight="bold" style:font-weight-asian="bold" style:font-weight-complex="bold"/>
    </style:style>
    <style:style style:name="T88_12" style:family="text">
      <style:text-properties fo:font-size="14pt" style:font-size-asian="14pt" style:font-size-complex="14pt" fo:font-weight="bold" style:font-weight-asian="bold" style:font-weight-complex="bold"/>
    </style:style>
    <style:style style:name="T88_13" style:family="text">
      <style:text-properties fo:font-size="14pt" style:font-size-asian="14pt" style:font-size-complex="14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4pt" style:font-size-asian="14pt" style:font-size-complex="14pt" fo:font-weight="bold" style:font-weight-asian="bold" style:font-weight-complex="bold"/>
    </style:style>
    <style:style style:name="T94_2" style:family="text">
      <style:text-properties fo:font-size="14pt" style:font-size-asian="14pt" style:font-size-complex="14pt" fo:font-weight="bold" style:font-weight-asian="bold" style:font-weight-complex="bold"/>
    </style:style>
    <style:style style:name="T94_3" style:family="text">
      <style:text-properties fo:font-size="14pt" style:font-size-asian="14pt" style:font-size-complex="14pt" fo:font-weight="bold" style:font-weight-asian="bold" style:font-weight-complex="bold"/>
    </style:style>
    <style:style style:name="T94_4" style:family="text">
      <style:text-properties fo:font-size="14pt" style:font-size-asian="14pt" style:font-size-complex="14pt" fo:font-weight="bold" style:font-weight-asian="bold" style:font-weight-complex="bold"/>
    </style:style>
    <style:style style:name="T94_5" style:family="text">
      <style:text-properties fo:font-size="14pt" style:font-size-asian="14pt" style:font-size-complex="14pt" fo:font-weight="bold" style:font-weight-asian="bold" style:font-weight-complex="bold"/>
    </style:style>
    <style:style style:name="T94_6" style:family="text">
      <style:text-properties fo:font-size="14pt" style:font-size-asian="14pt" style:font-size-complex="14pt" fo:font-weight="bold" style:font-weight-asian="bold" style:font-weight-complex="bold"/>
    </style:style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>
      <style:text-properties fo:font-size="14pt" style:font-size-asian="14pt" style:font-size-complex="14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 fo:font-weight="bold" style:font-weight-asian="bold" style:font-weight-complex="bold"/>
    </style:style>
  </office:automatic-styles>
  <office:body>
    <office:text>
      <text:p text:style-name="P1"/>
      <text:p text:style-name="P2"><text:span text:style-name="T2_1">Plano</text:span><text:span text:style-name="T2_2"><text:s/></text:span><text:span text:style-name="T2_3">de</text:span><text:span text:style-name="T2_4"><text:s/></text:span><text:span text:style-name="T2_5">Testes</text:span></text:p>
      <text:p text:style-name="P3"/>
      <text:p text:style-name="P4"/>
      <text:p text:style-name="P5"><text:span text:style-name="T5_1">Controle</text:span><text:span text:style-name="T5_2"><text:s/></text:span><text:span text:style-name="T5_3">de</text:span><text:span text:style-name="T5_4"><text:s/></text:span><text:span text:style-name="T5_5">Estoque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Trabalho</text:span><text:span text:style-name="T16_2"><text:s/></text:span><text:span text:style-name="T16_3">de</text:span><text:span text:style-name="T16_4"><text:s/></text:span><text:span text:style-name="T16_5">Projeto</text:span><text:span text:style-name="T16_6"><text:s/></text:span><text:span text:style-name="T16_7">de</text:span><text:span text:style-name="T16_8"><text:s/></text:span><text:span text:style-name="T16_9">Software</text:span></text:p>
      <text:p text:style-name="P17"><text:span text:style-name="T17_1">Alunos</text:span><text:span text:style-name="T17_2">:</text:span><text:span text:style-name="T17_3"><text:line-break/></text:span><text:span text:style-name="T17_4">Tiago</text:span><text:span text:style-name="T17_5"><text:s/></text:span><text:span text:style-name="T17_6">Ferreira</text:span><text:span text:style-name="T17_7"><text:s/></text:span><text:span text:style-name="T17_8">Hermano</text:span><text:span text:style-name="T17_9"><text:line-break/></text:span><text:span text:style-name="T17_10">Tony</text:span><text:span text:style-name="T17_11"><text:s/></text:span><text:span text:style-name="T17_12">M</text:span><text:span text:style-name="T17_13">.<text:s/></text:span><text:span text:style-name="T17_14">Freitas</text:span><text:span text:style-name="T17_15"><text:line-break/></text:span><text:span text:style-name="T17_16">Marcos</text:span><text:span text:style-name="T17_17"><text:s/></text:span><text:span text:style-name="T17_18">Vinicius</text:span><text:span text:style-name="T17_19"><text:line-break/><text:line-break/></text:span><text:span text:style-name="T17_20">Professor</text:span><text:span text:style-name="T17_21">:<text:s/></text:span><text:span text:style-name="T17_22">Gilmar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Introdução</text:span></text:p>
      <text:p text:style-name="P30"/>
      <text:list text:style-name="LS1" xml:id="list0">
        <text:list-item>
          <text:p text:style-name="P31"><text:span text:style-name="T31_1">Objetivos</text:span><text:span text:style-name="T31_2">:<text:line-break/>-<text:s/></text:span><text:span text:style-name="T31_3">Analisar</text:span><text:span text:style-name="T31_4"><text:s/></text:span><text:span text:style-name="T31_5">todas</text:span><text:span text:style-name="T31_6"><text:s/></text:span><text:span text:style-name="T31_7">os</text:span><text:span text:style-name="T31_8"><text:s/></text:span><text:span text:style-name="T31_9">requisitos</text:span><text:span text:style-name="T31_10"><text:s/></text:span><text:span text:style-name="T31_11">do</text:span><text:span text:style-name="T31_12"><text:s/></text:span><text:span text:style-name="T31_13">projeto</text:span><text:span text:style-name="T31_14"><text:s/></text:span><text:span text:style-name="T31_15">e</text:span><text:span text:style-name="T31_16"><text:s/></text:span><text:span text:style-name="T31_17">definir</text:span><text:span text:style-name="T31_18"><text:s/></text:span><text:span text:style-name="T31_19">quais</text:span><text:span text:style-name="T31_20"><text:s/></text:span><text:span text:style-name="T31_21">componentes</text:span><text:span text:style-name="T31_22"><text:s/></text:span><text:span text:style-name="T31_23">devem</text:span><text:span text:style-name="T31_24"><text:s/></text:span><text:span text:style-name="T31_25">ser</text:span><text:span text:style-name="T31_26"><text:s/></text:span><text:span text:style-name="T31_27">testado</text:span><text:span text:style-name="T31_28">.<text:line-break/>-<text:s/></text:span><text:span text:style-name="T31_29">Definir</text:span><text:span text:style-name="T31_30"><text:s/></text:span><text:span text:style-name="T31_31">as</text:span><text:span text:style-name="T31_32"><text:s/></text:span><text:span text:style-name="T31_33">estratégias</text:span><text:span text:style-name="T31_34"><text:s/></text:span><text:span text:style-name="T31_35">de</text:span><text:span text:style-name="T31_36"><text:s/></text:span><text:span text:style-name="T31_37">testes</text:span><text:span text:style-name="T31_38"><text:s/></text:span><text:span text:style-name="T31_39">a</text:span><text:span text:style-name="T31_40"><text:s/></text:span><text:span text:style-name="T31_41">serem</text:span><text:span text:style-name="T31_42"><text:s/></text:span><text:span text:style-name="T31_43">utilizadas</text:span><text:span text:style-name="T31_44">.<text:line-break/>-<text:s/></text:span><text:span text:style-name="T31_45">Levantar</text:span><text:span text:style-name="T31_46"><text:s/></text:span><text:span text:style-name="T31_47">os</text:span><text:span text:style-name="T31_48"><text:s/></text:span><text:span text:style-name="T31_49">recursos</text:span><text:span text:style-name="T31_50"><text:s/></text:span><text:span text:style-name="T31_51">necessários</text:span><text:span text:style-name="T31_52"><text:s/></text:span><text:span text:style-name="T31_53">para</text:span><text:span text:style-name="T31_54"><text:s/></text:span><text:span text:style-name="T31_55">realizar</text:span><text:span text:style-name="T31_56"><text:s/></text:span><text:span text:style-name="T31_57">os</text:span><text:span text:style-name="T31_58"><text:s/></text:span><text:span text:style-name="T31_59">procedimentos</text:span><text:span text:style-name="T31_60"><text:s/></text:span><text:span text:style-name="T31_61">de</text:span><text:span text:style-name="T31_62"><text:s/></text:span><text:span text:style-name="T31_63">teste</text:span><text:span text:style-name="T31_64">.<text:line-break/>-<text:s/></text:span><text:span text:style-name="T31_65">Listar</text:span><text:span text:style-name="T31_66"><text:s/></text:span><text:span text:style-name="T31_67">os</text:span><text:span text:style-name="T31_68"><text:s/></text:span><text:span text:style-name="T31_69">resultados</text:span><text:span text:style-name="T31_70"><text:s/></text:span><text:span text:style-name="T31_71">do</text:span><text:span text:style-name="T31_72"><text:s/></text:span><text:span text:style-name="T31_73">projeto</text:span><text:span text:style-name="T31_74"><text:s/></text:span><text:span text:style-name="T31_75">de</text:span><text:span text:style-name="T31_76"><text:s/></text:span><text:span text:style-name="T31_77">testes</text:span><text:span text:style-name="T31_78">.</text:span></text:p>
        </text:list-item>
      </text:list>
      <text:p text:style-name="P32"/>
      <text:p text:style-name="P33"/>
      <text:list text:style-name="LS2" xml:id="list1">
        <text:list-item>
          <text:p text:style-name="P34"><text:span text:style-name="T34_1">Controle</text:span><text:span text:style-name="T34_2"><text:s/></text:span><text:span text:style-name="T34_3">de</text:span><text:span text:style-name="T34_4"><text:s/></text:span><text:span text:style-name="T34_5">Estoque</text:span><text:span text:style-name="T34_6">:<text:line-break/></text:span><text:span text:style-name="T34_7">-<text:s/></text:span><text:span text:style-name="T34_8">Software</text:span><text:span text:style-name="T34_9"><text:s/></text:span><text:span text:style-name="T34_10">que</text:span><text:span text:style-name="T34_11"><text:s/></text:span><text:span text:style-name="T34_12">visa</text:span><text:span text:style-name="T34_13"><text:s/></text:span><text:span text:style-name="T34_14">garantir</text:span><text:span text:style-name="T34_15"><text:s/></text:span><text:span text:style-name="T34_16">o</text:span><text:span text:style-name="T34_17"><text:s/></text:span><text:span text:style-name="T34_18">controle</text:span><text:span text:style-name="T34_19"><text:s/></text:span><text:span text:style-name="T34_20">de</text:span><text:span text:style-name="T34_21"><text:s/></text:span><text:span text:style-name="T34_22">um</text:span><text:span text:style-name="T34_23"><text:s/></text:span><text:span text:style-name="T34_24">inventário</text:span><text:span text:style-name="T34_25"><text:s/></text:span><text:span text:style-name="T34_26">de</text:span><text:span text:style-name="T34_27"><text:s/></text:span><text:span text:style-name="T34_28">produtos</text:span><text:span text:style-name="T34_29"><text:s/></text:span><text:span text:style-name="T34_30">de</text:span><text:span text:style-name="T34_31"><text:s/></text:span><text:span text:style-name="T34_32">modo</text:span><text:span text:style-name="T34_33"><text:s/></text:span><text:span text:style-name="T34_34">que</text:span><text:span text:style-name="T34_35"><text:s/></text:span><text:span text:style-name="T34_36">cada</text:span><text:span text:style-name="T34_37"><text:s/></text:span><text:span text:style-name="T34_38">produto</text:span><text:span text:style-name="T34_39"><text:s/></text:span><text:span text:style-name="T34_40">possa</text:span><text:span text:style-name="T34_41"><text:s/></text:span><text:span text:style-name="T34_42">ser</text:span><text:span text:style-name="T34_43"><text:s/></text:span><text:span text:style-name="T34_44">controlado</text:span><text:span text:style-name="T34_45"><text:s/></text:span><text:span text:style-name="T34_46">individualmente</text:span><text:span text:style-name="T34_47">.<text:line-break/>-<text:s/></text:span><text:span text:style-name="T34_48">O</text:span><text:span text:style-name="T34_49"><text:s/></text:span><text:span text:style-name="T34_50">software</text:span><text:span text:style-name="T34_51"><text:s/></text:span><text:span text:style-name="T34_52">controla</text:span><text:span text:style-name="T34_53"><text:s/></text:span><text:span text:style-name="T34_54">a</text:span><text:span text:style-name="T34_55"><text:s/></text:span><text:span text:style-name="T34_56">entrada</text:span><text:span text:style-name="T34_57"><text:s/></text:span><text:span text:style-name="T34_58">e</text:span><text:span text:style-name="T34_59"><text:s/></text:span><text:span text:style-name="T34_60">saída</text:span><text:span text:style-name="T34_61"><text:s/></text:span><text:span text:style-name="T34_62">de</text:span><text:span text:style-name="T34_63"><text:s/></text:span><text:span text:style-name="T34_64">mercadorias</text:span><text:span text:style-name="T34_65">,<text:s/></text:span><text:span text:style-name="T34_66">a</text:span><text:span text:style-name="T34_67"><text:s/></text:span><text:span text:style-name="T34_68">classificação</text:span><text:span text:style-name="T34_69"><text:s/></text:span><text:span text:style-name="T34_70">destas</text:span><text:span text:style-name="T34_71"><text:s/></text:span><text:span text:style-name="T34_72">através</text:span><text:span text:style-name="T34_73"><text:s/></text:span><text:span text:style-name="T34_74">de</text:span><text:span text:style-name="T34_75"><text:s/></text:span><text:span text:style-name="T34_76">etiquetas</text:span><text:span text:style-name="T34_77"><text:s/></text:span><text:span text:style-name="T34_78">e</text:span><text:span text:style-name="T34_79"><text:s/></text:span><text:span text:style-name="T34_80">categorias</text:span><text:span text:style-name="T34_81">,<text:s/></text:span><text:span text:style-name="T34_82">os</text:span><text:span text:style-name="T34_83"><text:s/></text:span><text:span text:style-name="T34_84">metadados</text:span><text:span text:style-name="T34_85"><text:s/></text:span><text:span text:style-name="T34_86">envolvidos</text:span><text:span text:style-name="T34_87"><text:s/></text:span><text:span text:style-name="T34_88">no</text:span><text:span text:style-name="T34_89"><text:s/></text:span><text:span text:style-name="T34_90">processo</text:span><text:span text:style-name="T34_91">:<text:s/></text:span><text:span text:style-name="T34_92">data</text:span><text:span text:style-name="T34_93"><text:s/></text:span><text:span text:style-name="T34_94">de</text:span><text:span text:style-name="T34_95"><text:s/></text:span><text:span text:style-name="T34_96">entrada</text:span><text:span text:style-name="T34_97">,<text:s/></text:span><text:span text:style-name="T34_98">data</text:span><text:span text:style-name="T34_99"><text:s/></text:span><text:span text:style-name="T34_100">de</text:span><text:span text:style-name="T34_101"><text:s/></text:span><text:span text:style-name="T34_102">saída</text:span><text:span text:style-name="T34_103">,<text:s/></text:span><text:span text:style-name="T34_104">quantidade</text:span><text:span text:style-name="T34_105"><text:s/></text:span><text:span text:style-name="T34_106">mínima</text:span><text:span text:style-name="T34_107">,<text:s/></text:span><text:span text:style-name="T34_108">preço</text:span><text:span text:style-name="T34_109"><text:s/></text:span><text:span text:style-name="T34_110">unitário</text:span><text:span text:style-name="T34_111"><text:s/></text:span><text:span text:style-name="T34_112">e</text:span><text:span text:style-name="T34_113"><text:s/></text:span><text:span text:style-name="T34_114">peso</text:span><text:span text:style-name="T34_115">.<text:line-break/>-<text:s/></text:span><text:span text:style-name="T34_116">Bem</text:span><text:span text:style-name="T34_117"><text:s/></text:span><text:span text:style-name="T34_118">como</text:span><text:span text:style-name="T34_119"><text:s/></text:span><text:span text:style-name="T34_120">os</text:span><text:span text:style-name="T34_121"><text:s/></text:span><text:span text:style-name="T34_122">outros</text:span><text:span text:style-name="T34_123"><text:s/></text:span><text:span text:style-name="T34_124">agentes</text:span><text:span text:style-name="T34_125"><text:s/></text:span><text:span text:style-name="T34_126">envolvidos</text:span><text:span text:style-name="T34_127"><text:s/></text:span><text:span text:style-name="T34_128">na</text:span><text:span text:style-name="T34_129"><text:s/></text:span><text:span text:style-name="T34_130">movimentação</text:span><text:span text:style-name="T34_131"><text:s/></text:span><text:span text:style-name="T34_132">de</text:span><text:span text:style-name="T34_133"><text:s/></text:span><text:span text:style-name="T34_134">produtos</text:span><text:span text:style-name="T34_135">,<text:s/></text:span><text:span text:style-name="T34_136">como</text:span><text:span text:style-name="T34_137">:<text:s/></text:span><text:span text:style-name="T34_138">Transportadoras</text:span><text:span text:style-name="T34_139">,<text:s/></text:span><text:span text:style-name="T34_140">Fornecedores</text:span><text:span text:style-name="T34_141">,<text:s/></text:span><text:span text:style-name="T34_142">Vendedores</text:span><text:span text:style-name="T34_143">,<text:s/></text:span><text:span text:style-name="T34_144">Funcionários</text:span><text:span text:style-name="T34_145"><text:s/></text:span><text:span text:style-name="T34_146">e</text:span><text:span text:style-name="T34_147"><text:s/></text:span><text:span text:style-name="T34_148">Lojas</text:span><text:span text:style-name="T34_149">.</text:span></text:p>
        </text:list-item>
      </text:list>
      <text:p text:style-name="P35"/>
      <text:p text:style-name="P36"/>
      <text:list text:style-name="LS2" xml:id="list2">
        <text:list-item>
          <text:p text:style-name="P37"><text:span text:style-name="T37_1">Escopo</text:span><text:span text:style-name="T37_2">:</text:span></text:p>
        </text:list-item>
      </text:list>
      <text:p text:style-name="P38"><text:span text:style-name="T38_1">Deverão</text:span><text:span text:style-name="T38_2"><text:s/></text:span><text:span text:style-name="T38_3">ser</text:span><text:span text:style-name="T38_4"><text:s/></text:span><text:span text:style-name="T38_5">realizados</text:span><text:span text:style-name="T38_6"><text:s/></text:span><text:span text:style-name="T38_7">testes</text:span><text:span text:style-name="T38_8"><text:s/></text:span><text:span text:style-name="T38_9">unitários</text:span><text:span text:style-name="T38_10"><text:s/></text:span><text:span text:style-name="T38_11">e</text:span><text:span text:style-name="T38_12"><text:s/></text:span><text:span text:style-name="T38_13">de</text:span><text:span text:style-name="T38_14"><text:s/></text:span><text:span text:style-name="T38_15">integração</text:span><text:span text:style-name="T38_16"><text:s/></text:span><text:span text:style-name="T38_17">que</text:span><text:span text:style-name="T38_18"><text:s/></text:span><text:span text:style-name="T38_19">irão</text:span><text:span text:style-name="T38_20"><text:s/></text:span><text:span text:style-name="T38_21">avaliar</text:span><text:span text:style-name="T38_22"><text:s/></text:span><text:span text:style-name="T38_23">a</text:span><text:span text:style-name="T38_24"><text:s/></text:span><text:span text:style-name="T38_25">qualidade</text:span></text:p>
      <text:p text:style-name="P39"><text:span text:style-name="T39_1">funcional</text:span><text:span text:style-name="T39_2"><text:s/></text:span><text:span text:style-name="T39_3">do</text:span><text:span text:style-name="T39_4"><text:s/></text:span><text:span text:style-name="T39_5">software</text:span><text:span text:style-name="T39_6">,<text:s/></text:span><text:span text:style-name="T39_7">dos</text:span><text:span text:style-name="T39_8"><text:s/></text:span><text:span text:style-name="T39_9">bancos</text:span><text:span text:style-name="T39_10"><text:s/></text:span><text:span text:style-name="T39_11">de</text:span><text:span text:style-name="T39_12"><text:s/></text:span><text:span text:style-name="T39_13">dados</text:span><text:span text:style-name="T39_14">,<text:s/></text:span><text:span text:style-name="T39_15">da</text:span><text:span text:style-name="T39_16"><text:s/></text:span><text:span text:style-name="T39_17">Interface</text:span><text:span text:style-name="T39_18"><text:s/></text:span><text:span text:style-name="T39_19">gráfica</text:span><text:span text:style-name="T39_20"><text:s/></text:span><text:span text:style-name="T39_21">e</text:span><text:span text:style-name="T39_22"><text:s/></text:span><text:span text:style-name="T39_23">do</text:span><text:span text:style-name="T39_24"><text:s/></text:span><text:span text:style-name="T39_25">controle</text:span><text:span text:style-name="T39_26"><text:s/></text:span><text:span text:style-name="T39_27">de</text:span></text:p>
      <text:p text:style-name="P40"><text:span text:style-name="T40_1">acesso</text:span><text:span text:style-name="T40_2">.<text:s/></text:span></text:p>
      <text:p text:style-name="P41"><text:span text:style-name="T41_1">Os</text:span><text:span text:style-name="T41_2"><text:s/></text:span><text:span text:style-name="T41_3">testes</text:span><text:span text:style-name="T41_4"><text:s/></text:span><text:span text:style-name="T41_5">deverão</text:span><text:span text:style-name="T41_6"><text:s/></text:span><text:span text:style-name="T41_7">ser</text:span><text:span text:style-name="T41_8"><text:s/></text:span><text:span text:style-name="T41_9">realizados</text:span><text:span text:style-name="T41_10"><text:s/></text:span><text:span text:style-name="T41_11">em</text:span><text:span text:style-name="T41_12"><text:s/></text:span><text:span text:style-name="T41_13">máquinas</text:span><text:span text:style-name="T41_14"><text:s/></text:span><text:span text:style-name="T41_15">com</text:span><text:span text:style-name="T41_16"><text:s/></text:span><text:span text:style-name="T41_17">configurações</text:span><text:span text:style-name="T41_18"><text:s/></text:span><text:span text:style-name="T41_19">mais</text:span><text:span text:style-name="T41_20"><text:s/></text:span><text:span text:style-name="T41_21">parecidas</text:span></text:p>
      <text:p text:style-name="P42"><text:span text:style-name="T42_1">possível</text:span><text:span text:style-name="T42_2"><text:s/></text:span><text:span text:style-name="T42_3">ao</text:span><text:span text:style-name="T42_4"><text:s/></text:span><text:span text:style-name="T42_5">padrão</text:span><text:span text:style-name="T42_6"><text:s/></text:span><text:span text:style-name="T42_7">de</text:span><text:span text:style-name="T42_8"><text:s/></text:span><text:span text:style-name="T42_9">configuração</text:span><text:span text:style-name="T42_10"><text:s/></text:span><text:span text:style-name="T42_11">das</text:span><text:span text:style-name="T42_12"><text:s/></text:span><text:span text:style-name="T42_13">lojas</text:span><text:span text:style-name="T42_14"><text:s/></text:span><text:span text:style-name="T42_15">que</text:span><text:span text:style-name="T42_16"><text:s/></text:span><text:span text:style-name="T42_17">irão</text:span><text:span text:style-name="T42_18"><text:s/></text:span><text:span text:style-name="T42_19">utilizar</text:span><text:span text:style-name="T42_20"><text:s/></text:span><text:span text:style-name="T42_21">o</text:span><text:span text:style-name="T42_22"><text:s/></text:span><text:span text:style-name="T42_23">software</text:span><text:span text:style-name="T42_24">.</text:span></text:p>
      <text:p text:style-name="P43"><text:span text:style-name="T43_1"><text:s text:c="6"/><text:line-break/></text:span></text:p>
      <text:p text:style-name="P44"><text:span text:style-name="T44_1"><text:tab/></text:span></text:p>
      <text:p text:style-name="P45"/>
      <text:p text:style-name="P46"/>
      <text:p text:style-name="P47"><text:span text:style-name="T47_1">Requisitos</text:span><text:span text:style-name="T47_2"><text:s/></text:span><text:span text:style-name="T47_3">a</text:span><text:span text:style-name="T47_4"><text:s/></text:span><text:span text:style-name="T47_5">testar</text:span><text:span text:style-name="T47_6">:</text:span></text:p>
      <text:p text:style-name="P48"><text:span text:style-name="T48_1">Testes</text:span><text:span text:style-name="T48_2"><text:s/></text:span><text:span text:style-name="T48_3">de</text:span><text:span text:style-name="T48_4"><text:s/></text:span><text:span text:style-name="T48_5">Banco</text:span><text:span text:style-name="T48_6"><text:s/></text:span><text:span text:style-name="T48_7">de</text:span><text:span text:style-name="T48_8"><text:s/></text:span><text:span text:style-name="T48_9">Dados</text:span><text:span text:style-name="T48_10">:</text:span></text:p>
      <text:list text:style-name="LS3" xml:id="list3">
        <text:list-item>
          <text:p text:style-name="P49"><text:span text:style-name="T49_1">Verificar</text:span><text:span text:style-name="T49_2"><text:s/></text:span><text:span text:style-name="T49_3">se</text:span><text:span text:style-name="T49_4"><text:s/></text:span><text:span text:style-name="T49_5">o</text:span><text:span text:style-name="T49_6"><text:s/></text:span><text:span text:style-name="T49_7">sistema</text:span><text:span text:style-name="T49_8"><text:s/></text:span><text:span text:style-name="T49_9">realiza</text:span><text:span text:style-name="T49_10"><text:s/></text:span><text:span text:style-name="T49_11">Login</text:span><text:span text:style-name="T49_12"><text:s/></text:span><text:span text:style-name="T49_13">após</text:span><text:span text:style-name="T49_14"><text:s/></text:span><text:span text:style-name="T49_15">inserção</text:span><text:span text:style-name="T49_16"><text:s/></text:span><text:span text:style-name="T49_17">de</text:span><text:span text:style-name="T49_18"><text:s/></text:span><text:span text:style-name="T49_19">credenciais</text:span><text:span text:style-name="T49_20"><text:s/></text:span><text:span text:style-name="T49_21">válidas</text:span><text:span text:style-name="T49_22">.</text:span></text:p>
        </text:list-item>
        <text:list-item>
          <text:p text:style-name="P50"><text:span text:style-name="T50_1">Verificar</text:span><text:span text:style-name="T50_2"><text:s/></text:span><text:span text:style-name="T50_3">se</text:span><text:span text:style-name="T50_4"><text:s/></text:span><text:span text:style-name="T50_5">é</text:span><text:span text:style-name="T50_6"><text:s/></text:span><text:span text:style-name="T50_7">possível</text:span><text:span text:style-name="T50_8"><text:s/></text:span><text:span text:style-name="T50_9">pesquisar</text:span><text:span text:style-name="T50_10">,<text:s/></text:span><text:span text:style-name="T50_11">cadastrar</text:span><text:span text:style-name="T50_12">,<text:s/></text:span><text:span text:style-name="T50_13">consultar</text:span><text:span text:style-name="T50_14">,<text:s/></text:span><text:span text:style-name="T50_15">editar</text:span><text:span text:style-name="T50_16"><text:s/></text:span><text:span text:style-name="T50_17">e</text:span><text:span text:style-name="T50_18"><text:s/></text:span><text:span text:style-name="T50_19">excluir</text:span><text:span text:style-name="T50_20"><text:s/></text:span><text:span text:style-name="T50_21">Fornecedores</text:span></text:p>
        </text:list-item>
        <text:list-item>
          <text:p text:style-name="P51"><text:span text:style-name="T51_1">Verificar</text:span><text:span text:style-name="T51_2"><text:s/></text:span><text:span text:style-name="T51_3">se</text:span><text:span text:style-name="T51_4"><text:s/></text:span><text:span text:style-name="T51_5">é</text:span><text:span text:style-name="T51_6"><text:s/></text:span><text:span text:style-name="T51_7">possível</text:span><text:span text:style-name="T51_8"><text:s/></text:span><text:span text:style-name="T51_9">pesquisar</text:span><text:span text:style-name="T51_10">,<text:s/></text:span><text:span text:style-name="T51_11">cadastrar</text:span><text:span text:style-name="T51_12">,<text:s/></text:span><text:span text:style-name="T51_13">consultar</text:span><text:span text:style-name="T51_14">,<text:s/></text:span><text:span text:style-name="T51_15">editar</text:span><text:span text:style-name="T51_16"><text:s/></text:span><text:span text:style-name="T51_17">e</text:span><text:span text:style-name="T51_18"><text:s/></text:span><text:span text:style-name="T51_19">excluir</text:span><text:span text:style-name="T51_20"><text:s/></text:span><text:span text:style-name="T51_21">Pedidos</text:span><text:span text:style-name="T51_22"><text:s/></text:span><text:span text:style-name="T51_23">de</text:span><text:span text:style-name="T51_24"><text:s/></text:span><text:span text:style-name="T51_25">Compras</text:span></text:p>
        </text:list-item>
        <text:list-item>
          <text:p text:style-name="P52"><text:span text:style-name="T52_1">Verificar</text:span><text:span text:style-name="T52_2"><text:s/></text:span><text:span text:style-name="T52_3">se</text:span><text:span text:style-name="T52_4"><text:s/></text:span><text:span text:style-name="T52_5">é</text:span><text:span text:style-name="T52_6"><text:s/></text:span><text:span text:style-name="T52_7">possível</text:span><text:span text:style-name="T52_8"><text:s/></text:span><text:span text:style-name="T52_9">pesquisar</text:span><text:span text:style-name="T52_10">,<text:s/></text:span><text:span text:style-name="T52_11">cadastrar</text:span><text:span text:style-name="T52_12">,<text:s/></text:span><text:span text:style-name="T52_13">consultar</text:span><text:span text:style-name="T52_14">,<text:s/></text:span><text:span text:style-name="T52_15">editar</text:span><text:span text:style-name="T52_16"><text:s/></text:span><text:span text:style-name="T52_17">e</text:span><text:span text:style-name="T52_18"><text:s/></text:span><text:span text:style-name="T52_19">excluir</text:span><text:span text:style-name="T52_20"><text:s/></text:span><text:span text:style-name="T52_21">Pedidos</text:span><text:span text:style-name="T52_22"><text:s/></text:span><text:span text:style-name="T52_23">de</text:span><text:span text:style-name="T52_24"><text:s/></text:span><text:span text:style-name="T52_25">Vendas</text:span></text:p>
        </text:list-item>
        <text:list-item>
          <text:p text:style-name="P53"><text:span text:style-name="T53_1">Verificar</text:span><text:span text:style-name="T53_2"><text:s/></text:span><text:span text:style-name="T53_3">se</text:span><text:span text:style-name="T53_4"><text:s/></text:span><text:span text:style-name="T53_5">é</text:span><text:span text:style-name="T53_6"><text:s/></text:span><text:span text:style-name="T53_7">possível</text:span><text:span text:style-name="T53_8"><text:s/></text:span><text:span text:style-name="T53_9">pesquisar</text:span><text:span text:style-name="T53_10">,<text:s/></text:span><text:span text:style-name="T53_11">cadastrar</text:span><text:span text:style-name="T53_12">,<text:s/></text:span><text:span text:style-name="T53_13">consultar</text:span><text:span text:style-name="T53_14">,<text:s/></text:span><text:span text:style-name="T53_15">editar</text:span><text:span text:style-name="T53_16"><text:s/></text:span><text:span text:style-name="T53_17">e</text:span><text:span text:style-name="T53_18"><text:s/></text:span><text:span text:style-name="T53_19">excluir</text:span><text:span text:style-name="T53_20"><text:s/></text:span><text:span text:style-name="T53_21">Lojas</text:span></text:p>
        </text:list-item>
        <text:list-item>
          <text:p text:style-name="P54"><text:span text:style-name="T54_1">Verificar</text:span><text:span text:style-name="T54_2"><text:s/></text:span><text:span text:style-name="T54_3">se</text:span><text:span text:style-name="T54_4"><text:s/></text:span><text:span text:style-name="T54_5">é</text:span><text:span text:style-name="T54_6"><text:s/></text:span><text:span text:style-name="T54_7">possível</text:span><text:span text:style-name="T54_8"><text:s/></text:span><text:span text:style-name="T54_9">pesquisar</text:span><text:span text:style-name="T54_10">,<text:s/></text:span><text:span text:style-name="T54_11">cadastrar</text:span><text:span text:style-name="T54_12">,<text:s/></text:span><text:span text:style-name="T54_13">consultar</text:span><text:span text:style-name="T54_14">,<text:s/></text:span><text:span text:style-name="T54_15">editar</text:span><text:span text:style-name="T54_16"><text:s/></text:span><text:span text:style-name="T54_17">e</text:span><text:span text:style-name="T54_18"><text:s/></text:span><text:span text:style-name="T54_19">excluir</text:span><text:span text:style-name="T54_20"><text:s/></text:span><text:span text:style-name="T54_21">Funcionários</text:span></text:p>
        </text:list-item>
        <text:list-item>
          <text:p text:style-name="P55"><text:span text:style-name="T55_1">Verificar</text:span><text:span text:style-name="T55_2"><text:s/></text:span><text:span text:style-name="T55_3">se</text:span><text:span text:style-name="T55_4"><text:s/></text:span><text:span text:style-name="T55_5">é</text:span><text:span text:style-name="T55_6"><text:s/></text:span><text:span text:style-name="T55_7">possível</text:span><text:span text:style-name="T55_8"><text:s/></text:span><text:span text:style-name="T55_9">pesquisar</text:span><text:span text:style-name="T55_10">,<text:s/></text:span><text:span text:style-name="T55_11">cadastrar</text:span><text:span text:style-name="T55_12">,<text:s/></text:span><text:span text:style-name="T55_13">consultar</text:span><text:span text:style-name="T55_14">,<text:s/></text:span><text:span text:style-name="T55_15">editar</text:span><text:span text:style-name="T55_16"><text:s/></text:span><text:span text:style-name="T55_17">e</text:span><text:span text:style-name="T55_18"><text:s/></text:span><text:span text:style-name="T55_19">excluir</text:span><text:span text:style-name="T55_20"><text:s/></text:span><text:span text:style-name="T55_21">Categorias</text:span></text:p>
        </text:list-item>
        <text:list-item>
          <text:p text:style-name="P56"><text:span text:style-name="T56_1">Verificar</text:span><text:span text:style-name="T56_2"><text:s/></text:span><text:span text:style-name="T56_3">se</text:span><text:span text:style-name="T56_4"><text:s/></text:span><text:span text:style-name="T56_5">é</text:span><text:span text:style-name="T56_6"><text:s/></text:span><text:span text:style-name="T56_7">possível</text:span><text:span text:style-name="T56_8"><text:s/></text:span><text:span text:style-name="T56_9">pesquisar</text:span><text:span text:style-name="T56_10">,<text:s/></text:span><text:span text:style-name="T56_11">cadastrar</text:span><text:span text:style-name="T56_12">,<text:s/></text:span><text:span text:style-name="T56_13">consultar</text:span><text:span text:style-name="T56_14">,<text:s/></text:span><text:span text:style-name="T56_15">editar</text:span><text:span text:style-name="T56_16"><text:s/></text:span><text:span text:style-name="T56_17">e</text:span><text:span text:style-name="T56_18"><text:s/></text:span><text:span text:style-name="T56_19">excluir</text:span><text:span text:style-name="T56_20"><text:s/></text:span><text:span text:style-name="T56_21">Etiquetas</text:span></text:p>
        </text:list-item>
        <text:list-item>
          <text:p text:style-name="P57"><text:span text:style-name="T57_1">Verificar</text:span><text:span text:style-name="T57_2"><text:s/></text:span><text:span text:style-name="T57_3">se</text:span><text:span text:style-name="T57_4"><text:s/></text:span><text:span text:style-name="T57_5">é</text:span><text:span text:style-name="T57_6"><text:s/></text:span><text:span text:style-name="T57_7">possível</text:span><text:span text:style-name="T57_8"><text:s/></text:span><text:span text:style-name="T57_9">pesquisar</text:span><text:span text:style-name="T57_10">,<text:s/></text:span><text:span text:style-name="T57_11">cadastrar</text:span><text:span text:style-name="T57_12">,<text:s/></text:span><text:span text:style-name="T57_13">consultar</text:span><text:span text:style-name="T57_14">,<text:s/></text:span><text:span text:style-name="T57_15">editar</text:span><text:span text:style-name="T57_16"><text:s/></text:span><text:span text:style-name="T57_17">e</text:span><text:span text:style-name="T57_18"><text:s/></text:span><text:span text:style-name="T57_19">excluir</text:span><text:span text:style-name="T57_20"><text:s/></text:span><text:span text:style-name="T57_21">Estoquistas</text:span></text:p>
        </text:list-item>
        <text:list-item>
          <text:p text:style-name="P58"><text:span text:style-name="T58_1">Verificar</text:span><text:span text:style-name="T58_2"><text:s/></text:span><text:span text:style-name="T58_3">se</text:span><text:span text:style-name="T58_4"><text:s/></text:span><text:span text:style-name="T58_5">é</text:span><text:span text:style-name="T58_6"><text:s/></text:span><text:span text:style-name="T58_7">possível</text:span><text:span text:style-name="T58_8"><text:s/></text:span><text:span text:style-name="T58_9">pesquisar</text:span><text:span text:style-name="T58_10">,<text:s/></text:span><text:span text:style-name="T58_11">cadastrar</text:span><text:span text:style-name="T58_12">,<text:s/></text:span><text:span text:style-name="T58_13">consultar</text:span><text:span text:style-name="T58_14">,<text:s/></text:span><text:span text:style-name="T58_15">editar</text:span><text:span text:style-name="T58_16"><text:s/></text:span><text:span text:style-name="T58_17">e</text:span><text:span text:style-name="T58_18"><text:s/></text:span><text:span text:style-name="T58_19">excluir</text:span><text:span text:style-name="T58_20"><text:s/></text:span><text:span text:style-name="T58_21">Produtos</text:span></text:p>
        </text:list-item>
        <text:list-item>
          <text:p text:style-name="P59"><text:span text:style-name="T59_1">Verificar</text:span><text:span text:style-name="T59_2"><text:s/></text:span><text:span text:style-name="T59_3">se</text:span><text:span text:style-name="T59_4"><text:s/></text:span><text:span text:style-name="T59_5">o</text:span><text:span text:style-name="T59_6"><text:s/></text:span><text:span text:style-name="T59_7">campo</text:span><text:span text:style-name="T59_8"><text:s/></text:span><text:span text:style-name="T59_9">de</text:span><text:span text:style-name="T59_10"><text:s/></text:span><text:span text:style-name="T59_11">quantidade</text:span><text:span text:style-name="T59_12"><text:s/></text:span><text:span text:style-name="T59_13">mínima</text:span><text:span text:style-name="T59_14"><text:s/></text:span><text:span text:style-name="T59_15">no</text:span><text:span text:style-name="T59_16"><text:s/></text:span><text:span text:style-name="T59_17">cadastro</text:span><text:span text:style-name="T59_18"><text:s/></text:span><text:span text:style-name="T59_19">de</text:span><text:span text:style-name="T59_20"><text:s/></text:span><text:span text:style-name="T59_21">Produtos</text:span><text:span text:style-name="T59_22"><text:s/></text:span><text:span text:style-name="T59_23">de</text:span><text:span text:style-name="T59_24"><text:s/></text:span><text:span text:style-name="T59_25">preenchimento</text:span><text:span text:style-name="T59_26"><text:s/></text:span><text:span text:style-name="T59_27">obrigatório</text:span></text:p>
        </text:list-item>
        <text:list-item>
          <text:p text:style-name="P60"><text:span text:style-name="T60_1">Verificar</text:span><text:span text:style-name="T60_2"><text:s/></text:span><text:span text:style-name="T60_3">se</text:span><text:span text:style-name="T60_4"><text:s/></text:span><text:span text:style-name="T60_5">é</text:span><text:span text:style-name="T60_6"><text:s/></text:span><text:span text:style-name="T60_7">possível</text:span><text:span text:style-name="T60_8"><text:s/></text:span><text:span text:style-name="T60_9">filtrar</text:span><text:span text:style-name="T60_10"><text:s/></text:span><text:span text:style-name="T60_11">através</text:span><text:span text:style-name="T60_12"><text:s/></text:span><text:span text:style-name="T60_13">da</text:span><text:span text:style-name="T60_14"><text:s/></text:span><text:span text:style-name="T60_15">barra</text:span><text:span text:style-name="T60_16"><text:s/></text:span><text:span text:style-name="T60_17">de</text:span><text:span text:style-name="T60_18"><text:s/></text:span><text:span text:style-name="T60_19">pesquisa</text:span><text:span text:style-name="T60_20"><text:s/></text:span><text:span text:style-name="T60_21">por</text:span><text:span text:style-name="T60_22"><text:s/></text:span><text:span text:style-name="T60_23">Produtos</text:span><text:span text:style-name="T60_24"><text:s/></text:span><text:span text:style-name="T60_25">pelos</text:span><text:span text:style-name="T60_26"><text:s/></text:span><text:span text:style-name="T60_27">seus</text:span><text:span text:style-name="T60_28"><text:s/></text:span><text:span text:style-name="T60_29">respectivos</text:span><text:span text:style-name="T60_30"><text:s/></text:span><text:span text:style-name="T60_31">fornecedores</text:span></text:p>
        </text:list-item>
        <text:list-item>
          <text:p text:style-name="P61"><text:span text:style-name="T61_1">Verificar</text:span><text:span text:style-name="T61_2"><text:s/></text:span><text:span text:style-name="T61_3">se</text:span><text:span text:style-name="T61_4"><text:s/></text:span><text:span text:style-name="T61_5">o</text:span><text:span text:style-name="T61_6"><text:s/></text:span><text:span text:style-name="T61_7">prazo</text:span><text:span text:style-name="T61_8"><text:s/></text:span><text:span text:style-name="T61_9">de</text:span><text:span text:style-name="T61_10"><text:s/></text:span><text:span text:style-name="T61_11">entrega</text:span><text:span text:style-name="T61_12"><text:s/></text:span><text:span text:style-name="T61_13">de</text:span><text:span text:style-name="T61_14"><text:s/></text:span><text:span text:style-name="T61_15">um</text:span><text:span text:style-name="T61_16"><text:s/></text:span><text:span text:style-name="T61_17">Produto</text:span><text:span text:style-name="T61_18"><text:s/></text:span><text:span text:style-name="T61_19">do</text:span><text:span text:style-name="T61_20"><text:s/></text:span><text:span text:style-name="T61_21">estoque</text:span><text:span text:style-name="T61_22"><text:s/></text:span><text:span text:style-name="T61_23">pode</text:span><text:span text:style-name="T61_24"><text:s/></text:span><text:span text:style-name="T61_25">ser</text:span><text:span text:style-name="T61_26"><text:s/></text:span><text:span text:style-name="T61_27">consultado</text:span></text:p>
        </text:list-item>
        <text:list-item>
          <text:p text:style-name="P62"><text:span text:style-name="T62_1">Verificar</text:span><text:span text:style-name="T62_2"><text:s/></text:span><text:span text:style-name="T62_3">se</text:span><text:span text:style-name="T62_4"><text:s/></text:span><text:span text:style-name="T62_5">o</text:span><text:span text:style-name="T62_6"><text:s/></text:span><text:span text:style-name="T62_7">campo</text:span><text:span text:style-name="T62_8"><text:s/>‘</text:span><text:span text:style-name="T62_9">Loja</text:span><text:span text:style-name="T62_10">’<text:s/></text:span><text:span text:style-name="T62_11">em</text:span><text:span text:style-name="T62_12"><text:s/></text:span><text:span text:style-name="T62_13">cadastro</text:span><text:span text:style-name="T62_14"><text:s/></text:span><text:span text:style-name="T62_15">de</text:span><text:span text:style-name="T62_16"><text:s/></text:span><text:span text:style-name="T62_17">Vendas</text:span><text:span text:style-name="T62_18"><text:s/></text:span><text:span text:style-name="T62_19">é</text:span><text:span text:style-name="T62_20"><text:s/></text:span><text:span text:style-name="T62_21">de</text:span><text:span text:style-name="T62_22"><text:s/></text:span><text:span text:style-name="T62_23">preenchimento</text:span><text:span text:style-name="T62_24"><text:s/></text:span><text:span text:style-name="T62_25">obrigatório</text:span></text:p>
        </text:list-item>
        <text:list-item>
          <text:p text:style-name="P63"><text:span text:style-name="T63_1">Verificar</text:span><text:span text:style-name="T63_2"><text:s/></text:span><text:span text:style-name="T63_3">se</text:span><text:span text:style-name="T63_4"><text:s/></text:span><text:span text:style-name="T63_5">os</text:span><text:span text:style-name="T63_6"><text:s/></text:span><text:span text:style-name="T63_7">Produtos</text:span><text:span text:style-name="T63_8"><text:s/></text:span><text:span text:style-name="T63_9">do</text:span><text:span text:style-name="T63_10"><text:s/></text:span><text:span text:style-name="T63_11">Estoque</text:span><text:span text:style-name="T63_12"><text:s/></text:span><text:span text:style-name="T63_13">com</text:span><text:span text:style-name="T63_14"><text:s/></text:span><text:span text:style-name="T63_15">quantidade</text:span><text:span text:style-name="T63_16"><text:s/></text:span><text:span text:style-name="T63_17">mínima</text:span><text:span text:style-name="T63_18"><text:s/></text:span><text:span text:style-name="T63_19">abaixo</text:span><text:span text:style-name="T63_20"><text:s/></text:span><text:span text:style-name="T63_21">do</text:span><text:span text:style-name="T63_22"><text:s/></text:span><text:span text:style-name="T63_23">definido</text:span><text:span text:style-name="T63_24"><text:s/></text:span><text:span text:style-name="T63_25">são</text:span><text:span text:style-name="T63_26"><text:s/></text:span><text:span text:style-name="T63_27">exibidos</text:span><text:span text:style-name="T63_28"><text:s/></text:span><text:span text:style-name="T63_29">antes</text:span><text:span text:style-name="T63_30"><text:s/></text:span><text:span text:style-name="T63_31">dos</text:span><text:span text:style-name="T63_32"><text:s/></text:span><text:span text:style-name="T63_33">demais</text:span><text:span text:style-name="T63_34"><text:s/></text:span><text:span text:style-name="T63_35">Produtos</text:span></text:p>
        </text:list-item>
        <text:list-item>
          <text:p text:style-name="P64"><text:span text:style-name="T64_1">Verificar</text:span><text:span text:style-name="T64_2"><text:s/></text:span><text:span text:style-name="T64_3">se</text:span><text:span text:style-name="T64_4"><text:s/></text:span><text:span text:style-name="T64_5">as</text:span><text:span text:style-name="T64_6"><text:s/></text:span><text:span text:style-name="T64_7">Transportadoras</text:span><text:span text:style-name="T64_8"><text:s/></text:span><text:span text:style-name="T64_9">com</text:span><text:span text:style-name="T64_10"><text:s/></text:span><text:span text:style-name="T64_11">maior</text:span><text:span text:style-name="T64_12"><text:s/></text:span><text:span text:style-name="T64_13">número</text:span><text:span text:style-name="T64_14"><text:s/></text:span><text:span text:style-name="T64_15">de</text:span><text:span text:style-name="T64_16"><text:s/></text:span><text:span text:style-name="T64_17">entregar</text:span><text:span text:style-name="T64_18"><text:s/></text:span><text:span text:style-name="T64_19">registradas</text:span><text:span text:style-name="T64_20"><text:s/></text:span><text:span text:style-name="T64_21">são</text:span><text:span text:style-name="T64_22"><text:s/></text:span><text:span text:style-name="T64_23">exibidas</text:span><text:span text:style-name="T64_24"><text:s/></text:span><text:span text:style-name="T64_25">antes</text:span><text:span text:style-name="T64_26"><text:s/></text:span><text:span text:style-name="T64_27">das</text:span><text:span text:style-name="T64_28"><text:s/></text:span><text:span text:style-name="T64_29">demais</text:span></text:p>
        </text:list-item>
        <text:list-item>
          <text:p text:style-name="P65"><text:span text:style-name="T65_1">Verificar</text:span><text:span text:style-name="T65_2"><text:s/></text:span><text:span text:style-name="T65_3">se</text:span><text:span text:style-name="T65_4"><text:s/></text:span><text:span text:style-name="T65_5">na</text:span><text:span text:style-name="T65_6"><text:s/></text:span><text:span text:style-name="T65_7">consulta</text:span><text:span text:style-name="T65_8"><text:s/></text:span><text:span text:style-name="T65_9">de</text:span><text:span text:style-name="T65_10"><text:s/></text:span><text:span text:style-name="T65_11">categorias</text:span><text:span text:style-name="T65_12"><text:s/></text:span><text:span text:style-name="T65_13">apresenta</text:span><text:span text:style-name="T65_14"><text:s/></text:span><text:span text:style-name="T65_15">o</text:span><text:span text:style-name="T65_16"><text:s/></text:span><text:span text:style-name="T65_17">número</text:span><text:span text:style-name="T65_18"><text:s/></text:span><text:span text:style-name="T65_19">de</text:span><text:span text:style-name="T65_20"><text:s/></text:span><text:span text:style-name="T65_21">produtos</text:span><text:span text:style-name="T65_22"><text:s/></text:span><text:span text:style-name="T65_23">vinculados</text:span><text:span text:style-name="T65_24"><text:s/></text:span><text:span text:style-name="T65_25">à</text:span><text:span text:style-name="T65_26"><text:s/></text:span><text:span text:style-name="T65_27">elas</text:span></text:p>
        </text:list-item>
      </text:list>
      <text:p text:style-name="P66"><text:span text:style-name="T66_1">Testes</text:span><text:span text:style-name="T66_2"><text:s/></text:span><text:span text:style-name="T66_3">Funcionais</text:span><text:span text:style-name="T66_4">:</text:span></text:p>
      <text:list text:style-name="LS4" xml:id="list20">
        <text:list-item>
          <text:p text:style-name="P67"><text:span text:style-name="T67_1">Verificar</text:span><text:span text:style-name="T67_2"><text:s/></text:span><text:span text:style-name="T67_3">se</text:span><text:span text:style-name="T67_4"><text:s/></text:span><text:span text:style-name="T67_5">o</text:span><text:span text:style-name="T67_6"><text:s/></text:span><text:span text:style-name="T67_7">cálculo</text:span><text:span text:style-name="T67_8"><text:s/></text:span><text:span text:style-name="T67_9">do</text:span><text:span text:style-name="T67_10"><text:s/></text:span><text:span text:style-name="T67_11">peso</text:span><text:span text:style-name="T67_12"><text:s/></text:span><text:span text:style-name="T67_13">total</text:span><text:span text:style-name="T67_14"><text:s/></text:span><text:span text:style-name="T67_15">de</text:span><text:span text:style-name="T67_16"><text:s/></text:span><text:span text:style-name="T67_17">uma</text:span><text:span text:style-name="T67_18"><text:s/></text:span><text:span text:style-name="T67_19">Entrada</text:span><text:span text:style-name="T67_20"><text:s/></text:span><text:span text:style-name="T67_21">ou</text:span><text:span text:style-name="T67_22"><text:s/></text:span><text:span text:style-name="T67_23">Saída</text:span><text:span text:style-name="T67_24"><text:s/></text:span><text:span text:style-name="T67_25">de</text:span><text:span text:style-name="T67_26"><text:s/></text:span><text:span text:style-name="T67_27">Estoque</text:span><text:span text:style-name="T67_28"><text:s/></text:span><text:span text:style-name="T67_29">está</text:span><text:span text:style-name="T67_30"><text:s/></text:span><text:span text:style-name="T67_31">sendo</text:span><text:span text:style-name="T67_32"><text:s/></text:span><text:span text:style-name="T67_33">realizado</text:span></text:p>
        </text:list-item>
        <text:list-item>
          <text:p text:style-name="P68"><text:span text:style-name="T68_1">Verificar</text:span><text:span text:style-name="T68_2"><text:s/></text:span><text:span text:style-name="T68_3">se</text:span><text:span text:style-name="T68_4"><text:s/></text:span><text:span text:style-name="T68_5">um</text:span><text:span text:style-name="T68_6"><text:s/></text:span><text:span text:style-name="T68_7">novo</text:span><text:span text:style-name="T68_8"><text:s/></text:span><text:span text:style-name="T68_9">funcionário</text:span><text:span text:style-name="T68_10"><text:s/></text:span><text:span text:style-name="T68_11">cadastrado</text:span><text:span text:style-name="T68_12"><text:s/></text:span><text:span text:style-name="T68_13">pode</text:span><text:span text:style-name="T68_14"><text:s/></text:span><text:span text:style-name="T68_15">fazer</text:span><text:span text:style-name="T68_16"><text:s/></text:span><text:span text:style-name="T68_17">Login</text:span><text:span text:style-name="T68_18"><text:s/></text:span><text:span text:style-name="T68_19">no</text:span><text:span text:style-name="T68_20"><text:s/></text:span><text:span text:style-name="T68_21">sistema</text:span><text:span text:style-name="T68_22"><text:s/></text:span><text:span text:style-name="T68_23">de</text:span><text:span text:style-name="T68_24"><text:s/></text:span><text:span text:style-name="T68_25">forma</text:span><text:span text:style-name="T68_26"><text:s/></text:span><text:span text:style-name="T68_27">imediata</text:span></text:p>
        </text:list-item>
        <text:list-item>
          <text:p text:style-name="P69"><text:span text:style-name="T69_1">Verificar</text:span><text:span text:style-name="T69_2"><text:s/></text:span><text:span text:style-name="T69_3">se</text:span><text:span text:style-name="T69_4"><text:s/></text:span><text:span text:style-name="T69_5">as</text:span><text:span text:style-name="T69_6"><text:s/></text:span><text:span text:style-name="T69_7">informações</text:span><text:span text:style-name="T69_8"><text:s/></text:span><text:span text:style-name="T69_9">contidas</text:span><text:span text:style-name="T69_10"><text:s/></text:span><text:span text:style-name="T69_11">nas</text:span><text:span text:style-name="T69_12"><text:s/></text:span><text:span text:style-name="T69_13">notas</text:span><text:span text:style-name="T69_14"><text:s/></text:span><text:span text:style-name="T69_15">fiscais</text:span><text:span text:style-name="T69_16"><text:s/></text:span><text:span text:style-name="T69_17">batem</text:span><text:span text:style-name="T69_18"><text:s/></text:span><text:span text:style-name="T69_19">com</text:span><text:span text:style-name="T69_20"><text:s/></text:span><text:span text:style-name="T69_21">a</text:span><text:span text:style-name="T69_22"><text:s/></text:span><text:span text:style-name="T69_23">do</text:span><text:span text:style-name="T69_24"><text:s/></text:span><text:span text:style-name="T69_25">registro</text:span><text:span text:style-name="T69_26"><text:s/></text:span><text:span text:style-name="T69_27">de</text:span><text:span text:style-name="T69_28"><text:s/></text:span><text:span text:style-name="T69_29">Venda</text:span><text:span text:style-name="T69_30"><text:s/></text:span></text:p>
        </text:list-item>
      </text:list>
      <text:p text:style-name="P70"><text:span text:style-name="T70_1">Testes</text:span><text:span text:style-name="T70_2"><text:s/></text:span><text:span text:style-name="T70_3">de</text:span><text:span text:style-name="T70_4"><text:s/></text:span><text:span text:style-name="T70_5">Interface</text:span><text:span text:style-name="T70_6"><text:s/></text:span><text:span text:style-name="T70_7">de</text:span><text:span text:style-name="T70_8"><text:s/></text:span><text:span text:style-name="T70_9">Usuário</text:span><text:span text:style-name="T70_10">:</text:span></text:p>
      <text:list text:style-name="LS5" xml:id="list23">
        <text:list-item>
          <text:p text:style-name="P71"><text:span text:style-name="T71_1">Verificar</text:span><text:span text:style-name="T71_2"><text:s/></text:span><text:span text:style-name="T71_3">se</text:span><text:span text:style-name="T71_4"><text:s/></text:span><text:span text:style-name="T71_5">cada</text:span><text:span text:style-name="T71_6"><text:s/></text:span><text:span text:style-name="T71_7">tela</text:span><text:span text:style-name="T71_8"><text:s/></text:span><text:span text:style-name="T71_9">do</text:span><text:span text:style-name="T71_10"><text:s/></text:span><text:span text:style-name="T71_11">sistema</text:span><text:span text:style-name="T71_12"><text:s/></text:span><text:span text:style-name="T71_13">possui</text:span><text:span text:style-name="T71_14"><text:s/></text:span><text:span text:style-name="T71_15">um</text:span><text:span text:style-name="T71_16"><text:s/></text:span><text:span text:style-name="T71_17">design</text:span><text:span text:style-name="T71_18"><text:s/></text:span><text:span text:style-name="T71_19">padronizado</text:span><text:span text:style-name="T71_20">,<text:s/></text:span><text:span text:style-name="T71_21">de</text:span><text:span text:style-name="T71_22"><text:s/></text:span><text:span text:style-name="T71_23">fácil</text:span><text:span text:style-name="T71_24"><text:s/></text:span><text:span text:style-name="T71_25">aprendizado</text:span><text:span text:style-name="T71_26">,<text:s/></text:span><text:span text:style-name="T71_27">fácil</text:span><text:span text:style-name="T71_28"><text:s/></text:span><text:span text:style-name="T71_29">entendimento</text:span><text:span text:style-name="T71_30"><text:s/></text:span><text:span text:style-name="T71_31">e</text:span><text:span text:style-name="T71_32"><text:s/></text:span><text:span text:style-name="T71_33">fácil</text:span><text:span text:style-name="T71_34"><text:s/></text:span><text:span text:style-name="T71_35">utilização</text:span></text:p>
        </text:list-item>
        <text:list-item>
          <text:p text:style-name="P72"><text:span text:style-name="T72_1">Verificar</text:span><text:span text:style-name="T72_2"><text:s/></text:span><text:span text:style-name="T72_3">se</text:span><text:span text:style-name="T72_4"><text:s/></text:span><text:span text:style-name="T72_5">o</text:span><text:span text:style-name="T72_6"><text:s/></text:span><text:span text:style-name="T72_7">contraste</text:span><text:span text:style-name="T72_8"><text:s/></text:span><text:span text:style-name="T72_9">está</text:span><text:span text:style-name="T72_10"><text:s/></text:span><text:span text:style-name="T72_11">adequado</text:span><text:span text:style-name="T72_12"><text:s/></text:span><text:span text:style-name="T72_13">para</text:span><text:span text:style-name="T72_14"><text:s/></text:span><text:span text:style-name="T72_15">uma</text:span><text:span text:style-name="T72_16"><text:s/></text:span><text:span text:style-name="T72_17">fácil</text:span><text:span text:style-name="T72_18"><text:s/></text:span><text:span text:style-name="T72_19">leitura</text:span><text:span text:style-name="T72_20"><text:s/></text:span><text:span text:style-name="T72_21">dos</text:span><text:span text:style-name="T72_22"><text:s/></text:span><text:span text:style-name="T72_23">dados</text:span><text:span text:style-name="T72_24"><text:s/></text:span><text:span text:style-name="T72_25">contidos</text:span><text:span text:style-name="T72_26"><text:s/></text:span><text:span text:style-name="T72_27">dentro</text:span><text:span text:style-name="T72_28"><text:s/></text:span><text:span text:style-name="T72_29">das</text:span><text:span text:style-name="T72_30"><text:s/></text:span><text:span text:style-name="T72_31">tabelas</text:span><text:span text:style-name="T72_32"><text:s/></text:span><text:span text:style-name="T72_33">do</text:span><text:span text:style-name="T72_34"><text:s/></text:span><text:span text:style-name="T72_35">sistema</text:span></text:p>
        </text:list-item>
        <text:list-item>
          <text:p text:style-name="P73"><text:span text:style-name="T73_1">Verificar</text:span><text:span text:style-name="T73_2"><text:s/></text:span><text:span text:style-name="T73_3">se</text:span><text:span text:style-name="T73_4"><text:s/></text:span><text:span text:style-name="T73_5">os</text:span><text:span text:style-name="T73_6"><text:s/></text:span><text:span text:style-name="T73_7">ícones</text:span><text:span text:style-name="T73_8"><text:s/></text:span><text:span text:style-name="T73_9">de</text:span><text:span text:style-name="T73_10"><text:s/></text:span><text:span text:style-name="T73_11">CRUD</text:span><text:span text:style-name="T73_12"><text:s/></text:span><text:span text:style-name="T73_13">de</text:span><text:span text:style-name="T73_14"><text:s/></text:span><text:span text:style-name="T73_15">cada</text:span><text:span text:style-name="T73_16"><text:s/></text:span><text:span text:style-name="T73_17">item</text:span><text:span text:style-name="T73_18"><text:s/></text:span><text:span text:style-name="T73_19">das</text:span><text:span text:style-name="T73_20"><text:s/></text:span><text:span text:style-name="T73_21">tabelas</text:span><text:span text:style-name="T73_22"><text:s/></text:span><text:span text:style-name="T73_23">estão</text:span><text:span text:style-name="T73_24"><text:s/></text:span><text:span text:style-name="T73_25">presentes</text:span><text:span text:style-name="T73_26">,<text:s/></text:span><text:span text:style-name="T73_27">padronizados</text:span><text:span text:style-name="T73_28"><text:s/></text:span><text:span text:style-name="T73_29">e</text:span><text:span text:style-name="T73_30"><text:s/></text:span><text:span text:style-name="T73_31">acessáveis</text:span></text:p>
        </text:list-item>
      </text:list>
      <text:p text:style-name="P74"/>
      <text:p text:style-name="P75"/>
      <text:p text:style-name="P76"><text:span text:style-name="T76_1">Testes</text:span><text:span text:style-name="T76_2"><text:s/></text:span><text:span text:style-name="T76_3">de</text:span><text:span text:style-name="T76_4"><text:s/></text:span><text:span text:style-name="T76_5">Carga</text:span></text:p>
      <text:list text:style-name="LS5" xml:id="list26">
        <text:list-item>
          <text:p text:style-name="P77"><text:span text:style-name="T77_1">Verificar</text:span><text:span text:style-name="T77_2"><text:s/></text:span><text:span text:style-name="T77_3">tempo</text:span><text:span text:style-name="T77_4"><text:s/></text:span><text:span text:style-name="T77_5">de</text:span><text:span text:style-name="T77_6"><text:s/></text:span><text:span text:style-name="T77_7">resposta</text:span><text:span text:style-name="T77_8"><text:s/></text:span><text:span text:style-name="T77_9">do</text:span><text:span text:style-name="T77_10"><text:s/></text:span><text:span text:style-name="T77_11">sistema</text:span><text:span text:style-name="T77_12"><text:s/></text:span><text:span text:style-name="T77_13">com</text:span><text:span text:style-name="T77_14"><text:s/>10<text:s/></text:span><text:span text:style-name="T77_15">usuários</text:span><text:span text:style-name="T77_16"><text:s/></text:span><text:span text:style-name="T77_17">acessando</text:span><text:span text:style-name="T77_18">-</text:span><text:span text:style-name="T77_19">o</text:span><text:span text:style-name="T77_20"><text:s/></text:span><text:span text:style-name="T77_21">simultaneamente</text:span></text:p>
        </text:list-item>
        <text:list-item>
          <text:p text:style-name="P78"><text:span text:style-name="T78_1">Verificar</text:span><text:span text:style-name="T78_2"><text:s/></text:span><text:span text:style-name="T78_3">tempo</text:span><text:span text:style-name="T78_4"><text:s/></text:span><text:span text:style-name="T78_5">de</text:span><text:span text:style-name="T78_6"><text:s/></text:span><text:span text:style-name="T78_7">resposta</text:span><text:span text:style-name="T78_8"><text:s/></text:span><text:span text:style-name="T78_9">do</text:span><text:span text:style-name="T78_10"><text:s/></text:span><text:span text:style-name="T78_11">sistema</text:span><text:span text:style-name="T78_12"><text:s/></text:span><text:span text:style-name="T78_13">com</text:span><text:span text:style-name="T78_14"><text:s/>20<text:s/></text:span><text:span text:style-name="T78_15">usuários</text:span><text:span text:style-name="T78_16"><text:s/></text:span><text:span text:style-name="T78_17">acessando</text:span><text:span text:style-name="T78_18">-</text:span><text:span text:style-name="T78_19">o</text:span><text:span text:style-name="T78_20"><text:s/></text:span><text:span text:style-name="T78_21">simultaneamente</text:span></text:p>
        </text:list-item>
        <text:list-item>
          <text:p text:style-name="P79"><text:span text:style-name="T79_1">Verificar</text:span><text:span text:style-name="T79_2"><text:s/></text:span><text:span text:style-name="T79_3">tempo</text:span><text:span text:style-name="T79_4"><text:s/></text:span><text:span text:style-name="T79_5">de</text:span><text:span text:style-name="T79_6"><text:s/></text:span><text:span text:style-name="T79_7">resposta</text:span><text:span text:style-name="T79_8"><text:s/></text:span><text:span text:style-name="T79_9">do</text:span><text:span text:style-name="T79_10"><text:s/></text:span><text:span text:style-name="T79_11">sistema</text:span><text:span text:style-name="T79_12"><text:s/></text:span><text:span text:style-name="T79_13">com</text:span><text:span text:style-name="T79_14"><text:s/>40<text:s/></text:span><text:span text:style-name="T79_15">usuários</text:span><text:span text:style-name="T79_16"><text:s/></text:span><text:span text:style-name="T79_17">acessando</text:span><text:span text:style-name="T79_18">-</text:span><text:span text:style-name="T79_19">o</text:span><text:span text:style-name="T79_20"><text:s/></text:span><text:span text:style-name="T79_21">simultaneamente</text:span></text:p>
        </text:list-item>
        <text:list-item>
          <text:p text:style-name="P80"><text:span text:style-name="T80_1">Verificar</text:span><text:span text:style-name="T80_2"><text:s/></text:span><text:span text:style-name="T80_3">tempo</text:span><text:span text:style-name="T80_4"><text:s/></text:span><text:span text:style-name="T80_5">de</text:span><text:span text:style-name="T80_6"><text:s/></text:span><text:span text:style-name="T80_7">resposta</text:span><text:span text:style-name="T80_8"><text:s/></text:span><text:span text:style-name="T80_9">do</text:span><text:span text:style-name="T80_10"><text:s/></text:span><text:span text:style-name="T80_11">sistema</text:span><text:span text:style-name="T80_12"><text:s/></text:span><text:span text:style-name="T80_13">com</text:span><text:span text:style-name="T80_14"><text:s/>60<text:s/></text:span><text:span text:style-name="T80_15">usuários</text:span><text:span text:style-name="T80_16"><text:s/></text:span><text:span text:style-name="T80_17">acessando</text:span><text:span text:style-name="T80_18">-</text:span><text:span text:style-name="T80_19">o</text:span><text:span text:style-name="T80_20"><text:s/></text:span><text:span text:style-name="T80_21">simultaneamente</text:span></text:p>
        </text:list-item>
        <text:list-item>
          <text:p text:style-name="P81"><text:span text:style-name="T81_1">Verificar</text:span><text:span text:style-name="T81_2"><text:s/></text:span><text:span text:style-name="T81_3">tempo</text:span><text:span text:style-name="T81_4"><text:s/></text:span><text:span text:style-name="T81_5">de</text:span><text:span text:style-name="T81_6"><text:s/></text:span><text:span text:style-name="T81_7">resposta</text:span><text:span text:style-name="T81_8"><text:s/></text:span><text:span text:style-name="T81_9">do</text:span><text:span text:style-name="T81_10"><text:s/></text:span><text:span text:style-name="T81_11">sistema</text:span><text:span text:style-name="T81_12"><text:s/></text:span><text:span text:style-name="T81_13">com</text:span><text:span text:style-name="T81_14"><text:s/>100<text:s/></text:span><text:span text:style-name="T81_15">usuários</text:span><text:span text:style-name="T81_16"><text:s/></text:span><text:span text:style-name="T81_17">acessando</text:span><text:span text:style-name="T81_18">-</text:span><text:span text:style-name="T81_19">o</text:span><text:span text:style-name="T81_20"><text:s/></text:span><text:span text:style-name="T81_21">simultaneamente</text:span></text:p>
        </text:list-item>
        <text:list-item>
          <text:p text:style-name="P82"><text:span text:style-name="T82_1">Verificar</text:span><text:span text:style-name="T82_2"><text:s/></text:span><text:span text:style-name="T82_3">tempo</text:span><text:span text:style-name="T82_4"><text:s/></text:span><text:span text:style-name="T82_5">de</text:span><text:span text:style-name="T82_6"><text:s/></text:span><text:span text:style-name="T82_7">resposta</text:span><text:span text:style-name="T82_8"><text:s/></text:span><text:span text:style-name="T82_9">do</text:span><text:span text:style-name="T82_10"><text:s/></text:span><text:span text:style-name="T82_11">sistema</text:span><text:span text:style-name="T82_12"><text:s/></text:span><text:span text:style-name="T82_13">com</text:span><text:span text:style-name="T82_14"><text:s/>150<text:s/></text:span><text:span text:style-name="T82_15">usuários</text:span><text:span text:style-name="T82_16"><text:s/></text:span><text:span text:style-name="T82_17">acessando</text:span><text:span text:style-name="T82_18">-</text:span><text:span text:style-name="T82_19">o</text:span><text:span text:style-name="T82_20"><text:s/></text:span><text:span text:style-name="T82_21">simultaneamente</text:span></text:p>
        </text:list-item>
        <text:list-item>
          <text:p text:style-name="P83"><text:span text:style-name="T83_1">Verificar</text:span><text:span text:style-name="T83_2"><text:s/></text:span><text:span text:style-name="T83_3">tempo</text:span><text:span text:style-name="T83_4"><text:s/></text:span><text:span text:style-name="T83_5">de</text:span><text:span text:style-name="T83_6"><text:s/></text:span><text:span text:style-name="T83_7">resposta</text:span><text:span text:style-name="T83_8"><text:s/></text:span><text:span text:style-name="T83_9">do</text:span><text:span text:style-name="T83_10"><text:s/></text:span><text:span text:style-name="T83_11">sistema</text:span><text:span text:style-name="T83_12"><text:s/></text:span><text:span text:style-name="T83_13">com</text:span><text:span text:style-name="T83_14"><text:s/>200<text:s/></text:span><text:span text:style-name="T83_15">usuários</text:span><text:span text:style-name="T83_16"><text:s/></text:span><text:span text:style-name="T83_17">acessando</text:span><text:span text:style-name="T83_18">-</text:span><text:span text:style-name="T83_19">o</text:span><text:span text:style-name="T83_20"><text:s/></text:span><text:span text:style-name="T83_21">simultaneamente</text:span></text:p>
        </text:list-item>
      </text:list>
      <text:p text:style-name="P84"><text:span text:style-name="T84_1"><text:line-break/><text:line-break/><text:line-break/></text:span><text:span text:style-name="T84_2">Testes</text:span><text:span text:style-name="T84_3"><text:s/></text:span><text:span text:style-name="T84_4">de</text:span><text:span text:style-name="T84_5"><text:s/></text:span><text:span text:style-name="T84_6">Stress</text:span></text:p>
      <text:p text:style-name="P85"><text:span text:style-name="T85_1">Nenhum</text:span><text:span text:style-name="T85_2">.</text:span></text:p>
      <text:p text:style-name="P86"/>
      <text:p text:style-name="P87"/>
      <text:p text:style-name="P88"><text:span text:style-name="T88_1">Testes</text:span><text:span text:style-name="T88_2"><text:s/></text:span><text:span text:style-name="T88_3">de</text:span><text:span text:style-name="T88_4"><text:s/></text:span><text:span text:style-name="T88_5">Segurança</text:span><text:span text:style-name="T88_6"><text:s/></text:span><text:span text:style-name="T88_7">e</text:span><text:span text:style-name="T88_8"><text:s/></text:span><text:span text:style-name="T88_9">Controle</text:span><text:span text:style-name="T88_10"><text:s/></text:span><text:span text:style-name="T88_11">de</text:span><text:span text:style-name="T88_12"><text:s/></text:span><text:span text:style-name="T88_13">Acesso</text:span></text:p>
      <text:list text:style-name="LS6" xml:id="list33">
        <text:list-item>
          <text:p text:style-name="P89"><text:span text:style-name="T89_1">Verificar</text:span><text:span text:style-name="T89_2"><text:s/></text:span><text:span text:style-name="T89_3">se</text:span><text:span text:style-name="T89_4"><text:s/></text:span><text:span text:style-name="T89_5">somente</text:span><text:span text:style-name="T89_6"><text:s/></text:span><text:span text:style-name="T89_7">um</text:span><text:span text:style-name="T89_8"><text:s/></text:span><text:span text:style-name="T89_9">usuário</text:span><text:span text:style-name="T89_10"><text:s/></text:span><text:span text:style-name="T89_11">com</text:span><text:span text:style-name="T89_12"><text:s/></text:span><text:span text:style-name="T89_13">permissão</text:span><text:span text:style-name="T89_14"><text:s/></text:span><text:span text:style-name="T89_15">de</text:span><text:span text:style-name="T89_16"><text:s/></text:span><text:span text:style-name="T89_17">acesso</text:span><text:span text:style-name="T89_18"><text:s/></text:span><text:span text:style-name="T89_19">de</text:span><text:span text:style-name="T89_20"><text:s/></text:span><text:span text:style-name="T89_21">Gerencia</text:span><text:span text:style-name="T89_22"><text:s/></text:span><text:span text:style-name="T89_23">possa</text:span><text:span text:style-name="T89_24"><text:s/></text:span><text:span text:style-name="T89_25">ter</text:span><text:span text:style-name="T89_26"><text:s/></text:span><text:span text:style-name="T89_27">acesso</text:span><text:span text:style-name="T89_28"><text:s/></text:span><text:span text:style-name="T89_29">e</text:span><text:span text:style-name="T89_30"><text:s/></text:span><text:span text:style-name="T89_31">registrar</text:span><text:span text:style-name="T89_32"><text:s/></text:span><text:span text:style-name="T89_33">novos</text:span><text:span text:style-name="T89_34"><text:s/></text:span><text:span text:style-name="T89_35">Funcionários</text:span></text:p>
        </text:list-item>
        <text:list-item>
          <text:p text:style-name="P90"><text:span text:style-name="T90_1">Ter</text:span><text:span text:style-name="T90_2"><text:s/></text:span><text:span text:style-name="T90_3">certeza</text:span><text:span text:style-name="T90_4"><text:s/></text:span><text:span text:style-name="T90_5">de</text:span><text:span text:style-name="T90_6"><text:s/></text:span><text:span text:style-name="T90_7">que</text:span><text:span text:style-name="T90_8"><text:s/></text:span><text:span text:style-name="T90_9">usuários</text:span><text:span text:style-name="T90_10"><text:s/></text:span><text:span text:style-name="T90_11">com</text:span><text:span text:style-name="T90_12"><text:s/></text:span><text:span text:style-name="T90_13">permissão</text:span><text:span text:style-name="T90_14"><text:s/></text:span><text:span text:style-name="T90_15">de</text:span><text:span text:style-name="T90_16"><text:s/></text:span><text:span text:style-name="T90_17">acesso</text:span><text:span text:style-name="T90_18"><text:s/></text:span><text:span text:style-name="T90_19">de</text:span><text:span text:style-name="T90_20"><text:s/></text:span><text:span text:style-name="T90_21">Estoquista</text:span><text:span text:style-name="T90_22"><text:s/></text:span><text:span text:style-name="T90_23">tenha</text:span><text:span text:style-name="T90_24"><text:s/></text:span><text:span text:style-name="T90_25">acesso</text:span><text:span text:style-name="T90_26"><text:s/></text:span><text:span text:style-name="T90_27">apenas</text:span><text:span text:style-name="T90_28"><text:s/></text:span><text:span text:style-name="T90_29">o</text:span><text:span text:style-name="T90_30"><text:s/></text:span><text:span text:style-name="T90_31">módulo</text:span><text:span text:style-name="T90_32"><text:s/></text:span><text:span text:style-name="T90_33">de</text:span><text:span text:style-name="T90_34"><text:s/></text:span><text:span text:style-name="T90_35">Estoque</text:span></text:p>
        </text:list-item>
        <text:list-item>
          <text:p text:style-name="P91"><text:span text:style-name="T91_1">Verificar</text:span><text:span text:style-name="T91_2"><text:s/></text:span><text:span text:style-name="T91_3">novos</text:span><text:span text:style-name="T91_4"><text:s/></text:span><text:span text:style-name="T91_5">Funcionários</text:span><text:span text:style-name="T91_6"><text:s/></text:span><text:span text:style-name="T91_7">cadastrados</text:span><text:span text:style-name="T91_8"><text:s/></text:span><text:span text:style-name="T91_9">tenha</text:span><text:span text:style-name="T91_10"><text:s/></text:span><text:span text:style-name="T91_11">permissão</text:span><text:span text:style-name="T91_12"><text:s/></text:span><text:span text:style-name="T91_13">de</text:span><text:span text:style-name="T91_14"><text:s/></text:span><text:span text:style-name="T91_15">acesso</text:span><text:span text:style-name="T91_16"><text:s/></text:span><text:span text:style-name="T91_17">ao</text:span><text:span text:style-name="T91_18"><text:s/></text:span><text:span text:style-name="T91_19">seu</text:span><text:span text:style-name="T91_20"><text:s/></text:span><text:span text:style-name="T91_21">respectivo</text:span><text:span text:style-name="T91_22"><text:s/></text:span><text:span text:style-name="T91_23">cargo</text:span></text:p>
        </text:list-item>
        <text:list-item>
          <text:p text:style-name="P92"><text:span text:style-name="T92_1">Verificar</text:span><text:span text:style-name="T92_2"><text:s/></text:span><text:span text:style-name="T92_3">que</text:span><text:span text:style-name="T92_4"><text:s/></text:span><text:span text:style-name="T92_5">os</text:span><text:span text:style-name="T92_6"><text:s/></text:span><text:span text:style-name="T92_7">usuários</text:span><text:span text:style-name="T92_8"><text:s/></text:span><text:span text:style-name="T92_9">do</text:span><text:span text:style-name="T92_10"><text:s/></text:span><text:span text:style-name="T92_11">sistema</text:span><text:span text:style-name="T92_12"><text:s/></text:span><text:span text:style-name="T92_13">possam</text:span><text:span text:style-name="T92_14"><text:s/></text:span><text:span text:style-name="T92_15">acessar</text:span><text:span text:style-name="T92_16"><text:s/></text:span><text:span text:style-name="T92_17">apenas</text:span><text:span text:style-name="T92_18"><text:s/></text:span><text:span text:style-name="T92_19">dados</text:span><text:span text:style-name="T92_20"><text:s/></text:span><text:span text:style-name="T92_21">e</text:span><text:span text:style-name="T92_22"><text:s/></text:span><text:span text:style-name="T92_23">funcionalidades</text:span><text:span text:style-name="T92_24"><text:s/></text:span><text:span text:style-name="T92_25">associadas</text:span><text:span text:style-name="T92_26"><text:s/></text:span><text:span text:style-name="T92_27">aos</text:span><text:span text:style-name="T92_28"><text:s/></text:span><text:span text:style-name="T92_29">próprios</text:span><text:span text:style-name="T92_30"><text:s/></text:span><text:span text:style-name="T92_31">ou</text:span><text:span text:style-name="T92_32"><text:s/></text:span><text:span text:style-name="T92_33">que</text:span><text:span text:style-name="T92_34"><text:s/></text:span><text:span text:style-name="T92_35">às</text:span><text:span text:style-name="T92_36"><text:s/></text:span><text:span text:style-name="T92_37">foram</text:span><text:span text:style-name="T92_38"><text:s/></text:span><text:span text:style-name="T92_39">concedidas</text:span><text:span text:style-name="T92_40"><text:s/></text:span><text:span text:style-name="T92_41">permissão</text:span><text:span text:style-name="T92_42"><text:s/></text:span><text:span text:style-name="T92_43">de</text:span><text:span text:style-name="T92_44"><text:s/></text:span><text:span text:style-name="T92_45">utilização</text:span><text:span text:style-name="T92_46"><text:s/></text:span><text:span text:style-name="T92_47">no</text:span><text:span text:style-name="T92_48"><text:s/></text:span><text:span text:style-name="T92_49">sistema</text:span></text:p>
        </text:list-item>
      </text:list>
      <text:p text:style-name="P93"/>
      <text:p text:style-name="P94"><text:span text:style-name="T94_1">Cronograma</text:span><text:span text:style-name="T94_2"><text:s/></text:span><text:span text:style-name="T94_3">de</text:span><text:span text:style-name="T94_4"><text:s/></text:span><text:span text:style-name="T94_5">Testes</text:span><text:span text:style-name="T94_6"><text:line-break/></text:span><text:span text:style-name="T94_7">As</text:span><text:span text:style-name="T94_8"><text:s/></text:span><text:span text:style-name="T94_9">datas</text:span><text:span text:style-name="T94_10"><text:s/></text:span><text:span text:style-name="T94_11">de</text:span><text:span text:style-name="T94_12"><text:s/></text:span><text:span text:style-name="T94_13">entrega</text:span><text:span text:style-name="T94_14"><text:s/></text:span><text:span text:style-name="T94_15">de</text:span><text:span text:style-name="T94_16"><text:s/></text:span><text:span text:style-name="T94_17">todo</text:span><text:span text:style-name="T94_18"><text:s/></text:span><text:span text:style-name="T94_19">o</text:span><text:span text:style-name="T94_20"><text:s/></text:span><text:span text:style-name="T94_21">projeto</text:span><text:span text:style-name="T94_22"><text:s/></text:span><text:span text:style-name="T94_23">de</text:span><text:span text:style-name="T94_24"><text:s/></text:span><text:span text:style-name="T94_25">testes</text:span><text:span text:style-name="T94_26"><text:s/></text:span><text:span text:style-name="T94_27">estão</text:span><text:span text:style-name="T94_28"><text:s/></text:span><text:span text:style-name="T94_29">sujeitas</text:span><text:span text:style-name="T94_30"><text:s/></text:span><text:span text:style-name="T94_31">ao</text:span><text:span text:style-name="T94_32"><text:s/></text:span><text:span text:style-name="T94_33">cronograma</text:span><text:span text:style-name="T94_34"><text:s/></text:span><text:span text:style-name="T94_35">geral</text:span><text:span text:style-name="T94_36"><text:s/></text:span><text:span text:style-name="T94_37">do</text:span><text:span text:style-name="T94_38"><text:s/></text:span><text:span text:style-name="T94_39">projeto</text:span><text:span text:style-name="T94_40"><text:s/></text:span><text:span text:style-name="T94_41">do</text:span><text:span text:style-name="T94_42"><text:s/></text:span><text:span text:style-name="T94_43">software</text:span><text:span text:style-name="T94_44">,<text:s/></text:span><text:span text:style-name="T94_45">podendo</text:span><text:span text:style-name="T94_46"><text:s/></text:span><text:span text:style-name="T94_47">ser</text:span><text:span text:style-name="T94_48"><text:s/></text:span><text:span text:style-name="T94_49">entregue</text:span><text:span text:style-name="T94_50"><text:s/></text:span><text:span text:style-name="T94_51">até</text:span><text:span text:style-name="T94_52"><text:s/></text:span><text:span text:style-name="T94_53">seu</text:span><text:span text:style-name="T94_54"><text:s/></text:span><text:span text:style-name="T94_55">prazo</text:span><text:span text:style-name="T94_56"><text:s/></text:span><text:span text:style-name="T94_57">final</text:span><text:span text:style-name="T94_58">.<text:s/></text:span><text:span text:style-name="T94_59"><text:line-break/></text:span></text:p>
      <text:p text:style-name="P95"/>
      <text:p text:style-name="P96"/>
      <text:p text:style-name="P97"/>
      <text:p text:style-name="P98"/>
      <text:p text:style-name="P99"><text:span text:style-name="T99_1"><text:tab/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